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ms Rmn" svg:font-family="'Tms Rm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0.363cm"/>
    </style:style>
    <style:style style:name="co3" style:family="table-column">
      <style:table-column-properties fo:break-before="auto" style:column-width="3.692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69cm"/>
    </style:style>
    <style:style style:name="co8" style:family="table-column">
      <style:table-column-properties fo:break-before="auto" style:column-width="4.027cm"/>
    </style:style>
    <style:style style:name="co9" style:family="table-column">
      <style:table-column-properties fo:break-before="auto" style:column-width="6.909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2.88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1.79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635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61cm" fo:break-before="auto" style:use-optimal-row-height="true"/>
    </style:style>
    <style:style style:name="ro7" style:family="table-row">
      <style:table-row-properties style:row-height="0.707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Detail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none" style:rotation-align="none"/>
      <style:text-properties fo:color="#0000ff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 style:parent-style-name="Excel_5f_BuiltIn_5f_Comma" style:data-style-name="N0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" style:family="table-cell" style:parent-style-name="Excel_5f_BuiltIn_5f_Comma" style:data-style-name="N0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" style:family="table-cell" style:parent-style-name="Default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5f_BuiltIn_5f_Comma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fo:border-bottom="0.035cm solid #000000" fo:background-color="#c0c0c0" style:diagonal-bl-tr="none" style:diagonal-tl-br="none" fo:border-left="none" fo:border-right="none" style:rotation-align="none" fo:border-top="0.035cm solid #000000"/>
      <style:text-properties fo:color="#0000ff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7" style:family="table-cell" style:parent-style-name="Normal_5f_0694ORG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Excel_5f_BuiltIn_5f_Percent" style:data-style-name="N125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Perc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Normal_5f_0694ORG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Normal_5f_0694ORG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Normal_5f_0694ORG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Normal_5f_0694ORG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Normal_5f_0694ORG" style:data-style-name="N1610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Normal_5f_0694ORG">
      <style:table-cell-properties fo:background-color="transparent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Percen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Normal_5f_0694ORG" style:data-style-name="N1610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Normal_5f_0694ORG" style:data-style-name="N123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Normal_5f_0694ORG" style:data-style-name="N123">
      <style:table-cell-properties fo:background-color="transparent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Normal_5f_0694ORG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5" style:family="table-cell" style:parent-style-name="Normal_5f_0694ORG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Excel_5f_BuiltIn_5f_Comma" style:data-style-name="N122">
      <style:table-cell-properties style:glyph-orientation-vertical="0" fo:border-bottom="0.035cm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47" table:default-cell-style-name="Default"/>
        <table:table-column table:style-name="co6" table:number-columns-repeated="768" table:default-cell-style-name="Default"/>
        <table:table-row table:style-name="ro1">
          <table:table-cell table:style-name="ce2" office:value-type="string" table:number-columns-spanned="9" table:number-rows-spanned="1">
            <text:p>West Gas</text:p>
          </table:table-cell>
          <table:covered-table-cell table:number-columns-repeated="8" table:style-name="ce8"/>
          <table:table-cell table:number-columns-repeated="1015"/>
        </table:table-row>
        <table:table-row table:style-name="ro1">
          <table:table-cell table:style-name="ce2" table:formula="of:=['file:///C:/Users/sarah/enron_xls/YES/TRUE/SepYTD%20Orig%20w%20notes.xls'#$Development.A2]" office:value-type="string" office:string-value="Sep 2001 YTD" table:number-columns-spanned="9" table:number-rows-spanned="1">
            <text:p>Sep 2001 YTD</text:p>
          </table:table-cell>
          <table:covered-table-cell table:number-columns-repeated="8" table:style-name="ce8"/>
          <table:table-cell table:number-columns-repeated="1015"/>
        </table:table-row>
        <table:table-row table:style-name="ro2">
          <table:table-cell table:style-name="ce3" office:value-type="string" table:number-columns-spanned="9" table:number-rows-spanned="1">
            <text:p>By Team</text:p>
          </table:table-cell>
          <table:covered-table-cell table:number-columns-repeated="8" table:style-name="ce9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>
            <text:p>Originator</text:p>
          </table:table-cell>
          <table:table-cell table:style-name="ce10"/>
          <table:table-cell table:style-name="ce10" office:value-type="string">
            <text:p>Commodity</text:p>
          </table:table-cell>
          <table:table-cell table:style-name="ce10"/>
          <table:table-cell table:style-name="ce10" office:value-type="string">
            <text:p>Team</text:p>
          </table:table-cell>
          <table:table-cell table:style-name="ce13"/>
          <table:table-cell table:style-name="ce14" office:value-type="string">
            <text:p>Total</text:p>
          </table:table-cell>
          <table:table-cell table:style-name="ce14"/>
          <table:table-cell table:style-name="ce18" office:value-type="string">
            <text:p>%Total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Tycholiz </text:p>
          </table:table-cell>
          <table:table-cell table:style-name="ce5"/>
          <table:table-cell table:style-name="ce5" office:value-type="string">
            <text:p>Gas </text:p>
          </table:table-cell>
          <table:table-cell table:style-name="ce5"/>
          <table:table-cell table:style-name="ce5" office:value-type="string">
            <text:p>West Gas </text:p>
          </table:table-cell>
          <table:table-cell table:style-name="ce5"/>
          <table:table-cell table:style-name="ce15" office:value-type="float" office:value="22032148">
            <text:p><text:s/>22,032,148 </text:p>
          </table:table-cell>
          <table:table-cell table:style-name="ce15"/>
          <table:table-cell table:style-name="ce19" table:formula="of:=[.G6]/[.$G$15]" office:value-type="percentage" office:value="0.444438827762316">
            <text:p>44.44%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Whitt <text:s/></text:p>
          </table:table-cell>
          <table:table-cell table:style-name="ce5"/>
          <table:table-cell table:style-name="ce5" office:value-type="string">
            <text:p>Gas </text:p>
          </table:table-cell>
          <table:table-cell table:style-name="ce5"/>
          <table:table-cell table:style-name="ce5" office:value-type="string">
            <text:p>West Gas </text:p>
          </table:table-cell>
          <table:table-cell table:style-name="ce5"/>
          <table:table-cell table:style-name="ce15" office:value-type="float" office:value="11726562">
            <text:p><text:s/>11,726,562 </text:p>
          </table:table-cell>
          <table:table-cell table:style-name="ce15"/>
          <table:table-cell table:style-name="ce19" table:formula="of:=[.G7]/[.$G$15]" office:value-type="percentage" office:value="0.236551582213506">
            <text:p>23.66%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Lucci <text:s/></text:p>
          </table:table-cell>
          <table:table-cell table:style-name="ce5"/>
          <table:table-cell table:style-name="ce5" office:value-type="string">
            <text:p>Gas </text:p>
          </table:table-cell>
          <table:table-cell table:style-name="ce5"/>
          <table:table-cell table:style-name="ce5" office:value-type="string">
            <text:p>West Gas </text:p>
          </table:table-cell>
          <table:table-cell table:style-name="ce5"/>
          <table:table-cell table:style-name="ce15" office:value-type="float" office:value="7003878">
            <text:p><text:s/>7,003,878 </text:p>
          </table:table-cell>
          <table:table-cell table:style-name="ce15"/>
          <table:table-cell table:style-name="ce19" table:formula="of:=[.G8]/[.$G$15]" office:value-type="percentage" office:value="0.14128424192277">
            <text:p>14.13%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Miller <text:s/></text:p>
          </table:table-cell>
          <table:table-cell table:style-name="ce5"/>
          <table:table-cell table:style-name="ce5" office:value-type="string">
            <text:p>Gas </text:p>
          </table:table-cell>
          <table:table-cell table:style-name="ce5"/>
          <table:table-cell table:style-name="ce5" office:value-type="string">
            <text:p>West Gas </text:p>
          </table:table-cell>
          <table:table-cell table:style-name="ce5"/>
          <table:table-cell table:style-name="ce15" office:value-type="float" office:value="4124771">
            <text:p><text:s/>4,124,771 </text:p>
          </table:table-cell>
          <table:table-cell table:style-name="ce17"/>
          <table:table-cell table:style-name="ce19" table:formula="of:=[.G9]/[.$G$15]" office:value-type="percentage" office:value="0.0832060672444646">
            <text:p>8.32%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Harrison <text:s/></text:p>
          </table:table-cell>
          <table:table-cell table:style-name="ce5"/>
          <table:table-cell table:style-name="ce5" office:value-type="string">
            <text:p>Gas </text:p>
          </table:table-cell>
          <table:table-cell table:style-name="ce5"/>
          <table:table-cell table:style-name="ce5" office:value-type="string">
            <text:p>West Gas </text:p>
          </table:table-cell>
          <table:table-cell table:style-name="ce5"/>
          <table:table-cell table:style-name="ce15" office:value-type="float" office:value="2257911">
            <text:p><text:s/>2,257,911 </text:p>
          </table:table-cell>
          <table:table-cell table:style-name="ce17"/>
          <table:table-cell table:style-name="ce19" table:formula="of:=[.G10]/[.$G$15]" office:value-type="percentage" office:value="0.0455472302578777">
            <text:p>4.55%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Ward <text:s/></text:p>
          </table:table-cell>
          <table:table-cell table:style-name="ce5"/>
          <table:table-cell table:style-name="ce5" office:value-type="string">
            <text:p>Gas </text:p>
          </table:table-cell>
          <table:table-cell table:style-name="ce5"/>
          <table:table-cell table:style-name="ce5" office:value-type="string">
            <text:p>West Gas </text:p>
          </table:table-cell>
          <table:table-cell table:style-name="ce5"/>
          <table:table-cell table:style-name="ce15" table:formula="of:=2103730.48-4500" office:value-type="float" office:value="2099230.48">
            <text:p><text:s/>2,099,230 </text:p>
          </table:table-cell>
          <table:table-cell table:style-name="ce15"/>
          <table:table-cell table:style-name="ce19" table:formula="of:=[.G11]/[.$G$15]" office:value-type="percentage" office:value="0.04234628115852">
            <text:p>4.23%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Fuller </text:p>
          </table:table-cell>
          <table:table-cell table:style-name="ce5"/>
          <table:table-cell table:style-name="ce5" office:value-type="string">
            <text:p>Gas </text:p>
          </table:table-cell>
          <table:table-cell table:style-name="ce5"/>
          <table:table-cell table:style-name="ce5" office:value-type="string">
            <text:p>West Gas </text:p>
          </table:table-cell>
          <table:table-cell table:style-name="ce5"/>
          <table:table-cell table:style-name="ce15" office:value-type="float" office:value="313490">
            <text:p><text:s/>313,490 </text:p>
          </table:table-cell>
          <table:table-cell table:style-name="ce15"/>
          <table:table-cell table:style-name="ce19" table:formula="of:=[.G12]/[.$G$15]" office:value-type="percentage" office:value="0.00632381046619733">
            <text:p>0.63%</text:p>
          </table:table-cell>
          <table:table-cell table:style-name="ce21" table:number-columns-repeated="1015"/>
        </table:table-row>
        <table:table-row table:style-name="ro3">
          <table:table-cell table:style-name="ce5" office:value-type="string">
            <text:p>Staab </text:p>
          </table:table-cell>
          <table:table-cell table:style-name="ce5"/>
          <table:table-cell table:style-name="ce5" office:value-type="string">
            <text:p>Gas </text:p>
          </table:table-cell>
          <table:table-cell table:style-name="ce5"/>
          <table:table-cell table:style-name="ce5" office:value-type="string">
            <text:p>West Gas </text:p>
          </table:table-cell>
          <table:table-cell table:style-name="ce5"/>
          <table:table-cell table:style-name="ce15" office:value-type="float" office:value="14969">
            <text:p><text:s/>14,969 </text:p>
          </table:table-cell>
          <table:table-cell table:style-name="ce15"/>
          <table:table-cell table:style-name="ce19" table:formula="of:=[.G13]/[.$G$15]" office:value-type="percentage" office:value="0.000301958974348489">
            <text:p>0.03%</text:p>
          </table:table-cell>
          <table:table-cell table:number-columns-repeated="1015"/>
        </table:table-row>
        <table:table-row table:style-name="ro4">
          <table:table-cell table:style-name="ce6" table:number-columns-repeated="8"/>
          <table:table-cell table:number-columns-repeated="1016"/>
        </table:table-row>
        <table:table-row table:style-name="ro6">
          <table:table-cell table:style-name="ce7" office:value-type="string">
            <text:p>Total </text:p>
          </table:table-cell>
          <table:table-cell table:style-name="ce11"/>
          <table:table-cell table:style-name="ce12" table:number-columns-repeated="4"/>
          <table:table-cell table:style-name="ce16" table:formula="of:=SUM([.G6:.G14])" office:value-type="float" office:value="49572959.48">
            <text:p><text:s/>49,572,959 </text:p>
          </table:table-cell>
          <table:table-cell table:style-name="ce16"/>
          <table:table-cell table:style-name="ce20" table:formula="of:=SUM([.I6:.I14])" office:value-type="percentage" office:value="1">
            <text:p>100.0%</text:p>
          </table:table-cell>
          <table:table-cell table:number-columns-repeated="1015"/>
        </table:table-row>
        <table:table-row table:style-name="ro3" table:number-rows-repeated="6">
          <table:table-cell table:number-columns-repeated="1024"/>
        </table:table-row>
        <table:table-row table:style-name="ro3" table:number-rows-repeated="7">
          <table:table-cell table:style-name="ce5" table:number-columns-repeated="6"/>
          <table:table-cell table:style-name="ce15"/>
          <table:table-cell table:style-name="ce5" table:number-columns-repeated="2"/>
          <table:table-cell table:number-columns-repeated="1015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tail" table:style-name="ta2" table:print="false">
        <office:forms form:automatic-focus="false" form:apply-design-mode="false"/>
        <table:table-column table:style-name="co4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46"/>
        <table:table-column table:style-name="co12" table:default-cell-style-name="ce24"/>
        <table:table-column table:style-name="co13" table:number-columns-repeated="249" table:default-cell-style-name="ce24"/>
        <table:table-column table:style-name="co6" table:number-columns-repeated="768" table:default-cell-style-name="Default"/>
        <table:table-row table:style-name="ro7">
          <table:table-cell table:style-name="ce22" office:value-type="string" table:number-columns-spanned="7" table:number-rows-spanned="1">
            <text:p>Enron North Americas</text:p>
          </table:table-cell>
          <table:covered-table-cell table:number-columns-repeated="6" table:style-name="ce22"/>
          <table:table-cell table:style-name="ce53" table:number-columns-repeated="4"/>
          <table:table-cell table:number-columns-repeated="1013"/>
        </table:table-row>
        <table:table-row table:style-name="ro7">
          <table:table-cell table:style-name="ce23" office:value-type="string" table:number-columns-spanned="7" table:number-rows-spanned="1">
            <text:p>West Gas Originations Detail</text:p>
          </table:table-cell>
          <table:covered-table-cell table:number-columns-repeated="6" table:style-name="ce34"/>
          <table:table-cell table:style-name="ce54" table:number-columns-repeated="4"/>
          <table:table-cell table:number-columns-repeated="1013"/>
        </table:table-row>
        <table:table-row table:style-name="ro8">
          <table:table-cell table:style-name="ce23" office:value-type="string" table:number-columns-spanned="7" table:number-rows-spanned="1">
            <text:p>YTD September 30, 2001</text:p>
          </table:table-cell>
          <table:covered-table-cell table:number-columns-repeated="6" table:style-name="ce34"/>
          <table:table-cell table:number-columns-repeated="1017"/>
        </table:table-row>
        <table:table-row table:style-name="ro9" table:number-rows-repeated="2">
          <table:table-cell table:number-columns-repeated="1024"/>
        </table:table-row>
        <table:table-row table:style-name="ro10">
          <table:table-cell table:style-name="ce25" office:value-type="string">
            <text:p>Deal #</text:p>
          </table:table-cell>
          <table:table-cell table:style-name="ce35" office:value-type="string">
            <text:p>Deal Date</text:p>
          </table:table-cell>
          <table:table-cell table:style-name="ce41" office:value-type="string">
            <text:p>Counterparty</text:p>
          </table:table-cell>
          <table:table-cell table:style-name="ce41" office:value-type="string">
            <text:p>Team</text:p>
          </table:table-cell>
          <table:table-cell table:style-name="ce41" office:value-type="string">
            <text:p>Book</text:p>
          </table:table-cell>
          <table:table-cell table:style-name="ce47" office:value-type="string">
            <text:p>Originator</text:p>
          </table:table-cell>
          <table:table-cell table:style-name="ce51" office:value-type="string" office:string-value="Value">
            <text:p><text:s/>Value </text:p>
          </table:table-cell>
          <table:table-cell table:number-columns-repeated="1017"/>
        </table:table-row>
        <table:table-row-group>
          <table:table-row-group>
            <table:table-row-group>
              <table:table-row table:style-name="ro9">
                <table:table-cell table:style-name="ce26" office:value-type="string">
                  <text:p>QM7036</text:p>
                </table:table-cell>
                <table:table-cell table:style-name="ce36" office:value-type="date" office:date-value="2001-01-19">
                  <text:p>1/19/01</text:p>
                </table:table-cell>
                <table:table-cell table:style-name="ce42" office:value-type="string">
                  <text:p>TUDOR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Abramo</text:p>
                </table:table-cell>
                <table:table-cell table:style-name="ce52" office:value-type="float" office:value="2612">
                  <text:p><text:s/>2,61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M7036</text:p>
                </table:table-cell>
                <table:table-cell table:style-name="ce36" office:value-type="date" office:date-value="2001-02-08">
                  <text:p>2/8/01</text:p>
                </table:table-cell>
                <table:table-cell table:style-name="ce42" office:value-type="string">
                  <text:p>TUDOR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Abramo</text:p>
                </table:table-cell>
                <table:table-cell table:style-name="ce52" office:value-type="float" office:value="-2612">
                  <text:p><text:s/>(2,612)</text:p>
                </table:table-cell>
                <table:table-cell table:number-columns-repeated="1017"/>
              </table:table-row>
              <table:table-row table:style-name="ro9">
                <table:table-cell table:style-name="ce26"/>
                <table:table-cell table:style-name="ce36"/>
                <table:table-cell table:style-name="ce42" table:number-columns-repeated="3"/>
                <table:table-cell table:style-name="ce49" office:value-type="string">
                  <text:p>Abramo Total</text:p>
                </table:table-cell>
                <table:table-cell table:style-name="ce52" table:formula="of:=SUBTOTAL(9;[.G7:.G8])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T2967</text:p>
                </table:table-cell>
                <table:table-cell table:style-name="ce37" office:value-type="date" office:date-value="2001-08-01">
                  <text:p>1/08/2001</text:p>
                </table:table-cell>
                <table:table-cell table:style-name="ce27" office:value-type="string">
                  <text:p>Clinton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Frihart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/>
                <table:table-cell table:style-name="ce37"/>
                <table:table-cell table:style-name="ce27" table:number-columns-repeated="3"/>
                <table:table-cell table:style-name="ce50" office:value-type="string">
                  <text:p>Frihart Total</text:p>
                </table:table-cell>
                <table:table-cell table:style-name="ce52" table:formula="of:=SUBTOTAL(9;[.G10:.G10])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P7300/930527</text:p>
                </table:table-cell>
                <table:table-cell table:style-name="ce38" office:value-type="date" office:date-value="2001-07-19">
                  <text:p>7/19/01</text:p>
                </table:table-cell>
                <table:table-cell table:style-name="ce28" office:value-type="string">
                  <text:p>E Prime (5 Day Call Option)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Options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98150">
                  <text:p><text:s/>98,15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T8850.1</text:p>
                </table:table-cell>
                <table:table-cell table:style-name="ce37" office:value-type="date" office:date-value="2001-08-03">
                  <text:p>3/08/2001</text:p>
                </table:table-cell>
                <table:table-cell table:style-name="ce27" office:value-type="string">
                  <text:p>Cascade Natural Ga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72998">
                  <text:p><text:s/>72,99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I4184.4</text:p>
                </table:table-cell>
                <table:table-cell table:style-name="ce36" office:value-type="date" office:date-value="2001-05-23">
                  <text:p>5/23/01</text:p>
                </table:table-cell>
                <table:table-cell table:style-name="ce42" office:value-type="string">
                  <text:p>ECC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46269">
                  <text:p><text:s/>46,269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N1031.1</text:p>
                </table:table-cell>
                <table:table-cell table:style-name="ce38" office:value-type="date" office:date-value="2001-07-10">
                  <text:p>7/10/01</text:p>
                </table:table-cell>
                <table:table-cell table:style-name="ce28" office:value-type="string">
                  <text:p>E Prime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35409">
                  <text:p><text:s/>35,40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5">
                  <text:p>5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West Power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26989">
                  <text:p><text:s/>26,98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3363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E 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22738">
                  <text:p><text:s/>22,73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C0613.1</text:p>
                </table:table-cell>
                <table:table-cell table:style-name="ce36" office:value-type="date" office:date-value="2001-05-24">
                  <text:p>5/24/01</text:p>
                </table:table-cell>
                <table:table-cell table:style-name="ce42" office:value-type="string">
                  <text:p>e-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8400">
                  <text:p><text:s/>18,4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C3685</text:p>
                </table:table-cell>
                <table:table-cell table:style-name="ce36" office:value-type="date" office:date-value="2001-05-25">
                  <text:p>5/25/01</text:p>
                </table:table-cell>
                <table:table-cell table:style-name="ce42" office:value-type="string">
                  <text:p>e-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2970">
                  <text:p><text:s/>12,97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A7823.1</text:p>
                </table:table-cell>
                <table:table-cell table:style-name="ce36" office:value-type="date" office:date-value="2001-05-18">
                  <text:p>5/18/01</text:p>
                </table:table-cell>
                <table:table-cell table:style-name="ce42" office:value-type="string">
                  <text:p>E 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6445">
                  <text:p><text:s/>6,44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7504</text:p>
                </table:table-cell>
                <table:table-cell table:style-name="ce36" office:value-type="date" office:date-value="2001-05-23">
                  <text:p>5/23/01</text:p>
                </table:table-cell>
                <table:table-cell table:style-name="ce42" office:value-type="string">
                  <text:p>ECC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5021">
                  <text:p><text:s/>5,02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37039">
                  <text:p>37039</text:p>
                </table:table-cell>
                <table:table-cell table:style-name="ce36" office:value-type="date" office:date-value="2001-05-29">
                  <text:p>5/29/01</text:p>
                </table:table-cell>
                <table:table-cell table:style-name="ce42" office:value-type="string">
                  <text:p>e-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2506.32">
                  <text:p><text:s/>2,50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85231.1</text:p>
                </table:table-cell>
                <table:table-cell table:style-name="ce36" office:value-type="date" office:date-value="2001-05-10">
                  <text:p>5/10/01</text:p>
                </table:table-cell>
                <table:table-cell table:style-name="ce42" office:value-type="string">
                  <text:p>E 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2298">
                  <text:p><text:s/>2,29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809969/VC1329</text:p>
                </table:table-cell>
                <table:table-cell table:style-name="ce36" office:value-type="date" office:date-value="2001-05-25">
                  <text:p>5/25/01</text:p>
                </table:table-cell>
                <table:table-cell table:style-name="ce42" office:value-type="string">
                  <text:p>Raised Aluminum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2217">
                  <text:p><text:s/>2,217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L9859</text:p>
                </table:table-cell>
                <table:table-cell table:style-name="ce38" office:value-type="date" office:date-value="2001-07-03">
                  <text:p>7/3/01</text:p>
                </table:table-cell>
                <table:table-cell table:style-name="ce28" office:value-type="string">
                  <text:p>E Prime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2146">
                  <text:p><text:s/>2,14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98819</text:p>
                </table:table-cell>
                <table:table-cell table:style-name="ce36" office:value-type="date" office:date-value="2001-05-25">
                  <text:p>5/25/01</text:p>
                </table:table-cell>
                <table:table-cell table:style-name="ce42" office:value-type="string">
                  <text:p>Marath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2111">
                  <text:p><text:s/>2,11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8853</text:p>
                </table:table-cell>
                <table:table-cell table:style-name="ce36" office:value-type="date" office:date-value="2001-06-21">
                  <text:p>6/21/01</text:p>
                </table:table-cell>
                <table:table-cell table:style-name="ce42" office:value-type="string">
                  <text:p>Kaiser Aluminum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718.64">
                  <text:p><text:s/>1,71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8832.2</text:p>
                </table:table-cell>
                <table:table-cell table:style-name="ce36" office:value-type="date" office:date-value="2001-06-22">
                  <text:p>6/22/01</text:p>
                </table:table-cell>
                <table:table-cell table:style-name="ce42" office:value-type="string">
                  <text:p>West Linn Paper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502">
                  <text:p><text:s/>1,502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Y4735.1</text:p>
                </table:table-cell>
                <table:table-cell table:style-name="ce37" office:value-type="date" office:date-value="2001-08-24">
                  <text:p>24/08/2001</text:p>
                </table:table-cell>
                <table:table-cell table:style-name="ce27" office:value-type="string">
                  <text:p>Enserco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ROX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500">
                  <text:p><text:s/>1,5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T2963</text:p>
                </table:table-cell>
                <table:table-cell table:style-name="ce37" office:value-type="date" office:date-value="2001-08-01">
                  <text:p>1/08/2001</text:p>
                </table:table-cell>
                <table:table-cell table:style-name="ce27" office:value-type="string">
                  <text:p>E Prime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190">
                  <text:p><text:s/>1,190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5775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Kaiser Aluminum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T-CAL</text:p>
                </table:table-cell>
                <table:table-cell table:style-name="ce48" office:value-type="string">
                  <text:p>Fuller</text:p>
                </table:table-cell>
                <table:table-cell table:style-name="ce15" office:value-type="float" office:value="1163">
                  <text:p><text:s/>1,163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5978</text:p>
                </table:table-cell>
                <table:table-cell table:style-name="ce36" office:value-type="date" office:date-value="2001-06-20">
                  <text:p>6/20/01</text:p>
                </table:table-cell>
                <table:table-cell table:style-name="ce42" office:value-type="string">
                  <text:p>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124">
                  <text:p><text:s/>1,124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R5720</text:p>
                </table:table-cell>
                <table:table-cell table:style-name="ce38" office:value-type="date" office:date-value="2001-07-26">
                  <text:p>7/26/01</text:p>
                </table:table-cell>
                <table:table-cell table:style-name="ce28" office:value-type="string">
                  <text:p>Kaiser Aluminum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W-PG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123">
                  <text:p><text:s/>1,123 </text:p>
                </table:table-cell>
                <table:table-cell table:number-columns-repeated="1017"/>
              </table:table-row>
              <table:table-row table:style-name="ro9">
                <table:table-cell table:style-name="ce30" office:value-type="string">
                  <text:p>VY6313.1</text:p>
                </table:table-cell>
                <table:table-cell table:style-name="ce37" office:value-type="date" office:date-value="2001-08-27">
                  <text:p>27/08/2001</text:p>
                </table:table-cell>
                <table:table-cell table:style-name="ce27" office:value-type="string">
                  <text:p>Kaiser Al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ROX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109">
                  <text:p><text:s/>1,10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K8282</text:p>
                </table:table-cell>
                <table:table-cell table:style-name="ce36" office:value-type="date" office:date-value="2001-06-28">
                  <text:p>6/28/01</text:p>
                </table:table-cell>
                <table:table-cell table:style-name="ce42" office:value-type="string">
                  <text:p>e 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063">
                  <text:p><text:s/>1,063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G0596</text:p>
                </table:table-cell>
                <table:table-cell table:style-name="ce36" office:value-type="date" office:date-value="2001-06-11">
                  <text:p>6/11/01</text:p>
                </table:table-cell>
                <table:table-cell table:style-name="ce42" office:value-type="string">
                  <text:p>e 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956">
                  <text:p><text:s/>956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O9858.1</text:p>
                </table:table-cell>
                <table:table-cell table:style-name="ce38" office:value-type="date" office:date-value="2001-07-18">
                  <text:p>7/18/01</text:p>
                </table:table-cell>
                <table:table-cell table:style-name="ce28" office:value-type="string">
                  <text:p>E Prime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855">
                  <text:p><text:s/>855 </text:p>
                </table:table-cell>
                <table:table-cell table:number-columns-repeated="1017"/>
              </table:table-row>
              <table:table-row table:style-name="ro9">
                <table:table-cell table:style-name="ce30" office:value-type="string">
                  <text:p>VZ3778.1</text:p>
                </table:table-cell>
                <table:table-cell table:style-name="ce37" office:value-type="date" office:date-value="2001-08-28">
                  <text:p>28/08/2001</text:p>
                </table:table-cell>
                <table:table-cell table:style-name="ce27" office:value-type="string">
                  <text:p>E Prime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600">
                  <text:p><text:s/>6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ANNUITY</text:p>
                </table:table-cell>
                <table:table-cell table:style-name="ce36" office:value-type="date" office:date-value="2001-06-28">
                  <text:p>6/28/01</text:p>
                </table:table-cell>
                <table:table-cell table:style-name="ce42" office:value-type="string">
                  <text:p>Intra CAND BC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MGMT-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472">
                  <text:p><text:s/>47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8832.3</text:p>
                </table:table-cell>
                <table:table-cell table:style-name="ce36" office:value-type="date" office:date-value="2001-06-22">
                  <text:p>6/22/01</text:p>
                </table:table-cell>
                <table:table-cell table:style-name="ce42" office:value-type="string">
                  <text:p>Kaiser Aluminum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77">
                  <text:p><text:s/>177 </text:p>
                </table:table-cell>
                <table:table-cell table:number-columns-repeated="1017"/>
              </table:table-row>
              <table:table-row table:style-name="ro9">
                <table:table-cell table:style-name="ce27"/>
                <table:table-cell table:style-name="ce37" office:value-type="date" office:date-value="2001-08-29">
                  <text:p>29/08/2001</text:p>
                </table:table-cell>
                <table:table-cell table:style-name="ce27" office:value-type="string">
                  <text:p>West Linn Paper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T-CAL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15">
                  <text:p><text:s/>15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float" office:value="599653">
                  <text:p>599653</text:p>
                </table:table-cell>
                <table:table-cell table:style-name="ce39" office:value-type="date" office:date-value="2001-09-28">
                  <text:p>9/28/01</text:p>
                </table:table-cell>
                <table:table-cell table:style-name="ce29" office:value-type="string">
                  <text:p>Cascade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C-ROX</text:p>
                </table:table-cell>
                <table:table-cell table:style-name="ce48" office:value-type="string">
                  <text:p>Fuller</text:p>
                </table:table-cell>
                <table:table-cell table:style-name="ce15" office:value-type="float" office:value="10">
                  <text:p><text:s/>1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M0000</text:p>
                </table:table-cell>
                <table:table-cell table:style-name="ce38" office:value-type="date" office:date-value="2001-07-03">
                  <text:p>7/3/01</text:p>
                </table:table-cell>
                <table:table-cell table:style-name="ce28" office:value-type="string">
                  <text:p>E Prime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31" office:value-type="float" office:value="996079">
                  <text:p>996079</text:p>
                </table:table-cell>
                <table:table-cell table:style-name="ce37" office:value-type="date" office:date-value="2001-08-21">
                  <text:p>21/08/2001</text:p>
                </table:table-cell>
                <table:table-cell table:style-name="ce27" office:value-type="string">
                  <text:p>Enserco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INTRA-CAND-BC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05453">
                  <text:p>1005453 </text:p>
                </table:table-cell>
                <table:table-cell table:style-name="ce37" office:value-type="date" office:date-value="2001-08-24">
                  <text:p>24/08/2001</text:p>
                </table:table-cell>
                <table:table-cell table:style-name="ce27" office:value-type="string">
                  <text:p>West Linn Paper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INTRA-CAND-BC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Y4734.1</text:p>
                </table:table-cell>
                <table:table-cell table:style-name="ce37" office:value-type="date" office:date-value="2001-08-24">
                  <text:p>24/08/2001</text:p>
                </table:table-cell>
                <table:table-cell table:style-name="ce27" office:value-type="string">
                  <text:p>Puget Sound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ROX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/>
                <table:table-cell table:style-name="ce37" office:value-type="date" office:date-value="2001-08-28">
                  <text:p>28/08/2001</text:p>
                </table:table-cell>
                <table:table-cell table:style-name="ce27" office:value-type="string">
                  <text:p>NW Natural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ROX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5662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Kaiser Aluminum</text:p>
                </table:table-cell>
                <table:table-cell table:style-name="ce27" office:value-type="string">
                  <text:p>West Gas</text:p>
                </table:table-cell>
                <table:table-cell table:style-name="ce29"/>
                <table:table-cell table:style-name="ce48" office:value-type="string">
                  <text:p>Fuller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float" office:value="1065632">
                  <text:p>1065632</text:p>
                </table:table-cell>
                <table:table-cell table:style-name="ce39" office:value-type="date" office:date-value="2001-09-27">
                  <text:p>9/27/01</text:p>
                </table:table-cell>
                <table:table-cell table:style-name="ce29" office:value-type="string">
                  <text:p>Kaiser Aluminum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Canada</text:p>
                </table:table-cell>
                <table:table-cell table:style-name="ce48" office:value-type="string">
                  <text:p>Fuller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7290</text:p>
                </table:table-cell>
                <table:table-cell table:style-name="ce39" office:value-type="date" office:date-value="2001-09-27">
                  <text:p>9/27/01</text:p>
                </table:table-cell>
                <table:table-cell table:style-name="ce29" office:value-type="string">
                  <text:p>Cascade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T-CAL</text:p>
                </table:table-cell>
                <table:table-cell table:style-name="ce48" office:value-type="string">
                  <text:p>Fuller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C7923</text:p>
                </table:table-cell>
                <table:table-cell table:style-name="ce36" office:value-type="date" office:date-value="2001-05-29">
                  <text:p>5/29/01</text:p>
                </table:table-cell>
                <table:table-cell table:style-name="ce42" office:value-type="string">
                  <text:p>e-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8740</text:p>
                </table:table-cell>
                <table:table-cell table:style-name="ce36" office:value-type="date" office:date-value="2001-06-08">
                  <text:p>6/8/01</text:p>
                </table:table-cell>
                <table:table-cell table:style-name="ce42" office:value-type="string">
                  <text:p>E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8740</text:p>
                </table:table-cell>
                <table:table-cell table:style-name="ce36" office:value-type="date" office:date-value="2001-06-08">
                  <text:p>6/8/01</text:p>
                </table:table-cell>
                <table:table-cell table:style-name="ce42" office:value-type="string">
                  <text:p>E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2958</text:p>
                </table:table-cell>
                <table:table-cell table:style-name="ce36" office:value-type="date" office:date-value="2001-06-19">
                  <text:p>6/19/01</text:p>
                </table:table-cell>
                <table:table-cell table:style-name="ce42" office:value-type="string">
                  <text:p>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2958</text:p>
                </table:table-cell>
                <table:table-cell table:style-name="ce36" office:value-type="date" office:date-value="2001-06-19">
                  <text:p>6/19/01</text:p>
                </table:table-cell>
                <table:table-cell table:style-name="ce42" office:value-type="string">
                  <text:p>E'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3827</text:p>
                </table:table-cell>
                <table:table-cell table:style-name="ce36" office:value-type="date" office:date-value="2001-06-20">
                  <text:p>6/20/01</text:p>
                </table:table-cell>
                <table:table-cell table:style-name="ce42" office:value-type="string">
                  <text:p>e 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5978</text:p>
                </table:table-cell>
                <table:table-cell table:style-name="ce36" office:value-type="date" office:date-value="2001-06-20">
                  <text:p>6/20/01</text:p>
                </table:table-cell>
                <table:table-cell table:style-name="ce42" office:value-type="string">
                  <text:p>E'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9246</text:p>
                </table:table-cell>
                <table:table-cell table:style-name="ce36" office:value-type="date" office:date-value="2001-06-21">
                  <text:p>6/21/01</text:p>
                </table:table-cell>
                <table:table-cell table:style-name="ce42" office:value-type="string">
                  <text:p>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9246</text:p>
                </table:table-cell>
                <table:table-cell table:style-name="ce36" office:value-type="date" office:date-value="2001-06-21">
                  <text:p>6/21/01</text:p>
                </table:table-cell>
                <table:table-cell table:style-name="ce42" office:value-type="string">
                  <text:p>E'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C3685</text:p>
                </table:table-cell>
                <table:table-cell table:style-name="ce36" office:value-type="date" office:date-value="2001-05-31">
                  <text:p>5/31/01</text:p>
                </table:table-cell>
                <table:table-cell table:style-name="ce42" office:value-type="string">
                  <text:p>e-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-9149">
                  <text:p><text:s/>(9,149)</text:p>
                </table:table-cell>
                <table:table-cell table:number-columns-repeated="1017"/>
              </table:table-row>
              <table:table-row table:style-name="ro9">
                <table:table-cell table:style-name="ce32" office:value-type="string">
                  <text:p>VH6424</text:p>
                </table:table-cell>
                <table:table-cell table:style-name="ce37" office:value-type="date" office:date-value="2001-08-14">
                  <text:p>14/08/2001</text:p>
                </table:table-cell>
                <table:table-cell table:style-name="ce27" office:value-type="string">
                  <text:p>CITY OF PALO ALTO (UNWINDS)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FT-WEST</text:p>
                </table:table-cell>
                <table:table-cell table:style-name="ce48" office:value-type="string">
                  <text:p>Fuller</text:p>
                </table:table-cell>
                <table:table-cell table:style-name="ce52" office:value-type="float" office:value="-48606">
                  <text:p><text:s/>(48,606)</text:p>
                </table:table-cell>
                <table:table-cell table:number-columns-repeated="1017"/>
              </table:table-row>
              <table:table-row table:style-name="ro9">
                <table:table-cell table:style-name="ce32"/>
                <table:table-cell table:style-name="ce37"/>
                <table:table-cell table:style-name="ce27" table:number-columns-repeated="3"/>
                <table:table-cell table:style-name="ce50" office:value-type="string">
                  <text:p>Fuller Total</text:p>
                </table:table-cell>
                <table:table-cell table:style-name="ce52" table:formula="of:=SUBTOTAL(9;[.G12:.G61])" office:value-type="float" office:value="313489.96">
                  <text:p><text:s/>313,49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3631</text:p>
                </table:table-cell>
                <table:table-cell table:style-name="ce36" office:value-type="date" office:date-value="2001-02-15">
                  <text:p>2/15/01</text:p>
                </table:table-cell>
                <table:table-cell table:style-name="ce42" office:value-type="string">
                  <text:p>Venoc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Gilbert</text:p>
                </table:table-cell>
                <table:table-cell table:style-name="ce52" office:value-type="float" office:value="1550">
                  <text:p><text:s/>1,5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3631</text:p>
                </table:table-cell>
                <table:table-cell table:style-name="ce36" office:value-type="date" office:date-value="2001-02-16">
                  <text:p>2/16/01</text:p>
                </table:table-cell>
                <table:table-cell table:style-name="ce42" office:value-type="string">
                  <text:p>Venoc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Gilbert</text:p>
                </table:table-cell>
                <table:table-cell table:style-name="ce52" office:value-type="float" office:value="-1550">
                  <text:p><text:s/>(1,550)</text:p>
                </table:table-cell>
                <table:table-cell table:number-columns-repeated="1017"/>
              </table:table-row>
              <table:table-row table:style-name="ro9">
                <table:table-cell table:style-name="ce26"/>
                <table:table-cell table:style-name="ce36"/>
                <table:table-cell table:style-name="ce42" table:number-columns-repeated="3"/>
                <table:table-cell table:style-name="ce50" office:value-type="string">
                  <text:p>Gilbert Total</text:p>
                </table:table-cell>
                <table:table-cell table:style-name="ce52" table:formula="of:=SUBTOTAL(9;[.G63:.G64])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Transport Model (84 to 87)</text:p>
                </table:table-cell>
                <table:table-cell table:style-name="ce36" office:value-type="date" office:date-value="2001-05-16">
                  <text:p>5/16/01</text:p>
                </table:table-cell>
                <table:table-cell table:style-name="ce42" office:value-type="string">
                  <text:p>NWP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Harrison</text:p>
                </table:table-cell>
                <table:table-cell table:style-name="ce52" office:value-type="float" office:value="2000000">
                  <text:p><text:s/>2,000,0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W5458</text:p>
                </table:table-cell>
                <table:table-cell table:style-name="ce37" office:value-type="date" office:date-value="2001-08-17">
                  <text:p>17/08/2001</text:p>
                </table:table-cell>
                <table:table-cell table:style-name="ce27" office:value-type="string">
                  <text:p>Bear Paw Energy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T-CAL</text:p>
                </table:table-cell>
                <table:table-cell table:style-name="ce48" office:value-type="string">
                  <text:p>Harrison</text:p>
                </table:table-cell>
                <table:table-cell table:style-name="ce52" office:value-type="float" office:value="126148">
                  <text:p><text:s/>126,148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13748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BearPaw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T-CAL</text:p>
                </table:table-cell>
                <table:table-cell table:style-name="ce48" office:value-type="string">
                  <text:p>Harrison</text:p>
                </table:table-cell>
                <table:table-cell table:style-name="ce15" office:value-type="float" office:value="73986">
                  <text:p><text:s/>73,986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14276</text:p>
                </table:table-cell>
                <table:table-cell table:style-name="ce39" office:value-type="date" office:date-value="2001-09-18">
                  <text:p>9/18/01</text:p>
                </table:table-cell>
                <table:table-cell table:style-name="ce29" office:value-type="string">
                  <text:p>Thermo Gas Marketing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T-CAL</text:p>
                </table:table-cell>
                <table:table-cell table:style-name="ce48" office:value-type="string">
                  <text:p>Harrison</text:p>
                </table:table-cell>
                <table:table-cell table:style-name="ce15" office:value-type="float" office:value="48777">
                  <text:p><text:s/>48,777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9014">
                  <text:p>889014</text:p>
                </table:table-cell>
                <table:table-cell table:style-name="ce36" office:value-type="date" office:date-value="2001-06-29">
                  <text:p>6/29/01</text:p>
                </table:table-cell>
                <table:table-cell table:style-name="ce42" office:value-type="string">
                  <text:p>Colorado Springs Utiliti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Harrison</text:p>
                </table:table-cell>
                <table:table-cell table:style-name="ce52" office:value-type="float" office:value="9000">
                  <text:p><text:s/>9,00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R7624.1</text:p>
                </table:table-cell>
                <table:table-cell table:style-name="ce38" office:value-type="date" office:date-value="2001-07-26">
                  <text:p>7/26/01</text:p>
                </table:table-cell>
                <table:table-cell table:style-name="ce28" office:value-type="string">
                  <text:p>Colorado Springs Utilities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Harrison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30" office:value-type="string">
                  <text:p>VZ3842.1</text:p>
                </table:table-cell>
                <table:table-cell table:style-name="ce37" office:value-type="date" office:date-value="2001-08-28">
                  <text:p>28/08/2001</text:p>
                </table:table-cell>
                <table:table-cell table:style-name="ce27" office:value-type="string">
                  <text:p>Colorado Springs Utiliti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Harrison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30"/>
                <table:table-cell table:style-name="ce37"/>
                <table:table-cell table:style-name="ce27" table:number-columns-repeated="3"/>
                <table:table-cell table:style-name="ce50" office:value-type="string">
                  <text:p>Harrison Total</text:p>
                </table:table-cell>
                <table:table-cell table:style-name="ce52" table:formula="of:=SUBTOTAL(9;[.G66:.G72])" office:value-type="float" office:value="2257911">
                  <text:p><text:s/>2,257,91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Transport Model (84 to 87)</text:p>
                </table:table-cell>
                <table:table-cell table:style-name="ce36" office:value-type="date" office:date-value="2001-05-16">
                  <text:p>5/16/01</text:p>
                </table:table-cell>
                <table:table-cell table:style-name="ce42" office:value-type="string">
                  <text:p>NWP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000000">
                  <text:p><text:s/>4,000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arious</text:p>
                </table:table-cell>
                <table:table-cell table:style-name="ce36" office:value-type="date" office:date-value="2001-04-04">
                  <text:p>4/4/01</text:p>
                </table:table-cell>
                <table:table-cell table:style-name="ce42" office:value-type="string">
                  <text:p>variou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440611">
                  <text:p><text:s/>1,440,61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03636.1</text:p>
                </table:table-cell>
                <table:table-cell table:style-name="ce36" office:value-type="date" office:date-value="2001-03-29">
                  <text:p>3/29/01</text:p>
                </table:table-cell>
                <table:table-cell table:style-name="ce42" office:value-type="string">
                  <text:p>Greenley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00000">
                  <text:p><text:s/>300,00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Q1094.1</text:p>
                </table:table-cell>
                <table:table-cell table:style-name="ce38" office:value-type="date" office:date-value="2001-07-20">
                  <text:p>7/20/01</text:p>
                </table:table-cell>
                <table:table-cell table:style-name="ce28" office:value-type="string">
                  <text:p>Devon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80600">
                  <text:p><text:s/>280,6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54329.1</text:p>
                </table:table-cell>
                <table:table-cell table:style-name="ce36" office:value-type="date" office:date-value="2001-04-24">
                  <text:p>4/24/01</text:p>
                </table:table-cell>
                <table:table-cell table:style-name="ce42" office:value-type="string">
                  <text:p>Kennedy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57485">
                  <text:p><text:s/>57,48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848169/VG8224</text:p>
                </table:table-cell>
                <table:table-cell table:style-name="ce36" office:value-type="date" office:date-value="2001-06-13">
                  <text:p>6/13/01</text:p>
                </table:table-cell>
                <table:table-cell table:style-name="ce42" office:value-type="string">
                  <text:p>BP Corportai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54600">
                  <text:p><text:s/>54,6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4941</text:p>
                </table:table-cell>
                <table:table-cell table:style-name="ce36" office:value-type="date" office:date-value="2001-06-07">
                  <text:p>6/7/01</text:p>
                </table:table-cell>
                <table:table-cell table:style-name="ce42" office:value-type="string">
                  <text:p>Texaco Natural Gas, Inc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50000">
                  <text:p><text:s/>50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O6003/549652</text:p>
                </table:table-cell>
                <table:table-cell table:style-name="ce36" office:value-type="date" office:date-value="2001-01-30">
                  <text:p>1/30/01</text:p>
                </table:table-cell>
                <table:table-cell table:style-name="ce42" office:value-type="string">
                  <text:p>Cross Timbers Energy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5625">
                  <text:p><text:s/>45,62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54334.1</text:p>
                </table:table-cell>
                <table:table-cell table:style-name="ce36" office:value-type="date" office:date-value="2001-04-24">
                  <text:p>4/24/01</text:p>
                </table:table-cell>
                <table:table-cell table:style-name="ce42" office:value-type="string">
                  <text:p>PSC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5544">
                  <text:p><text:s/>45,544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1060325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Retex Inc.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42532">
                  <text:p><text:s/>42,532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Q0724.1</text:p>
                </table:table-cell>
                <table:table-cell table:style-name="ce38" office:value-type="date" office:date-value="2001-07-20">
                  <text:p>7/20/01</text:p>
                </table:table-cell>
                <table:table-cell table:style-name="ce28" office:value-type="string">
                  <text:p>retex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1850">
                  <text:p><text:s/>41,85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20432">
                  <text:p>1020432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CMS Field Servic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0875">
                  <text:p><text:s/>40,87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C5965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0000">
                  <text:p><text:s/>40,0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U0927</text:p>
                </table:table-cell>
                <table:table-cell table:style-name="ce37" office:value-type="date" office:date-value="2001-08-06">
                  <text:p>6/08/2001</text:p>
                </table:table-cell>
                <table:table-cell table:style-name="ce27" office:value-type="string">
                  <text:p>Sempra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ROX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7195">
                  <text:p><text:s/>37,195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46735.1</text:p>
                </table:table-cell>
                <table:table-cell table:style-name="ce39" office:value-type="date" office:date-value="2001-09-25">
                  <text:p>9/25/01</text:p>
                </table:table-cell>
                <table:table-cell table:style-name="ce29" office:value-type="string">
                  <text:p>Devon Energy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36000">
                  <text:p><text:s/>36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6828</text:p>
                </table:table-cell>
                <table:table-cell table:style-name="ce36" office:value-type="date" office:date-value="2001-06-25">
                  <text:p>6/25/01</text:p>
                </table:table-cell>
                <table:table-cell table:style-name="ce42" office:value-type="string">
                  <text:p>CMS Field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0225">
                  <text:p><text:s/>30,22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T5145</text:p>
                </table:table-cell>
                <table:table-cell table:style-name="ce36" office:value-type="date" office:date-value="2001-02-23">
                  <text:p>2/23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9960">
                  <text:p><text:s/>29,96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12673">
                  <text:p>812673</text:p>
                </table:table-cell>
                <table:table-cell table:style-name="ce36" office:value-type="date" office:date-value="2001-05-30">
                  <text:p>5/30/01</text:p>
                </table:table-cell>
                <table:table-cell table:style-name="ce42" office:value-type="string">
                  <text:p>CM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2500">
                  <text:p><text:s/>22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4113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Western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9795">
                  <text:p><text:s/>19,79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7610.1</text:p>
                </table:table-cell>
                <table:table-cell table:style-name="ce36" office:value-type="date" office:date-value="2001-02-20">
                  <text:p>2/20/01</text:p>
                </table:table-cell>
                <table:table-cell table:style-name="ce42" office:value-type="string">
                  <text:p>Oneok Energy Marketing and Trad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9500">
                  <text:p><text:s/>19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48252.6</text:p>
                </table:table-cell>
                <table:table-cell table:style-name="ce36" office:value-type="date" office:date-value="2001-02-26">
                  <text:p>2/26/01</text:p>
                </table:table-cell>
                <table:table-cell table:style-name="ce42" office:value-type="string">
                  <text:p>Phillip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8240">
                  <text:p><text:s/>18,24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M9162.1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Howell Petroleum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7608">
                  <text:p><text:s/>17,60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2385">
                  <text:p>882385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Kennedy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6136">
                  <text:p><text:s/>16,13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2387">
                  <text:p>882387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Kennedy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5594">
                  <text:p><text:s/>15,594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6780</text:p>
                </table:table-cell>
                <table:table-cell table:style-name="ce36" office:value-type="date" office:date-value="2001-06-25">
                  <text:p>6/25/01</text:p>
                </table:table-cell>
                <table:table-cell table:style-name="ce42" office:value-type="string">
                  <text:p>EJW Famil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3434">
                  <text:p><text:s/>13,434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19836">
                  <text:p>1019836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Kennedy Oil</text:p>
                </table:table-cell>
                <table:table-cell table:style-name="ce27" office:value-type="string">
                  <text:p>West Gas</text:p>
                </table:table-cell>
                <table:table-cell table:style-name="ce44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3416">
                  <text:p><text:s/>13,41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A4410</text:p>
                </table:table-cell>
                <table:table-cell table:style-name="ce36" office:value-type="date" office:date-value="2001-05-17">
                  <text:p>5/17/01</text:p>
                </table:table-cell>
                <table:table-cell table:style-name="ce42" office:value-type="string">
                  <text:p>Sinclair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0755">
                  <text:p><text:s/>10,75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K9218</text:p>
                </table:table-cell>
                <table:table-cell table:style-name="ce36" office:value-type="date" office:date-value="2001-06-28">
                  <text:p>6/28/01</text:p>
                </table:table-cell>
                <table:table-cell table:style-name="ce42" office:value-type="string">
                  <text:p>SINCLAIR OIL CO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0464">
                  <text:p><text:s/>10,464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46238">
                  <text:p>646238</text:p>
                </table:table-cell>
                <table:table-cell table:style-name="ce36" office:value-type="date" office:date-value="2001-02-28">
                  <text:p>2/28/01</text:p>
                </table:table-cell>
                <table:table-cell table:style-name="ce42" office:value-type="string">
                  <text:p>Coleman Oil &amp;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9920">
                  <text:p><text:s/>9,92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Q0740.1</text:p>
                </table:table-cell>
                <table:table-cell table:style-name="ce38" office:value-type="date" office:date-value="2001-07-20">
                  <text:p>7/20/01</text:p>
                </table:table-cell>
                <table:table-cell table:style-name="ce28" office:value-type="string">
                  <text:p>Kennedy Oil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9300">
                  <text:p><text:s/>9,3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6765">
                  <text:p>696765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Excelon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8395">
                  <text:p><text:s/>8,395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946992">
                  <text:p>946992 </text:p>
                </table:table-cell>
                <table:table-cell table:style-name="ce38" office:value-type="date" office:date-value="2001-07-26">
                  <text:p>7/26/01</text:p>
                </table:table-cell>
                <table:table-cell table:style-name="ce28" office:value-type="string">
                  <text:p>Wellstar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8198">
                  <text:p><text:s/>8,19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6653">
                  <text:p>696653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EJW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8088">
                  <text:p><text:s/>8,08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54341.1</text:p>
                </table:table-cell>
                <table:table-cell table:style-name="ce36" office:value-type="date" office:date-value="2001-04-24">
                  <text:p>4/24/01</text:p>
                </table:table-cell>
                <table:table-cell table:style-name="ce42" office:value-type="string">
                  <text:p>KN Retail Gas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7743">
                  <text:p><text:s/>7,743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1275</text:p>
                </table:table-cell>
                <table:table-cell table:style-name="ce36" office:value-type="date" office:date-value="2001-06-22">
                  <text:p>6/22/01</text:p>
                </table:table-cell>
                <table:table-cell table:style-name="ce42" office:value-type="string">
                  <text:p>BP Corportai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7402">
                  <text:p><text:s/>7,402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933450">
                  <text:p>933450 </text:p>
                </table:table-cell>
                <table:table-cell table:style-name="ce38" office:value-type="date" office:date-value="2001-07-20">
                  <text:p>7/20/01</text:p>
                </table:table-cell>
                <table:table-cell table:style-name="ce28" office:value-type="string">
                  <text:p>Kennedy Oil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7068">
                  <text:p><text:s/>7,068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Q0810.1</text:p>
                </table:table-cell>
                <table:table-cell table:style-name="ce38" office:value-type="date" office:date-value="2001-07-24">
                  <text:p>7/24/01</text:p>
                </table:table-cell>
                <table:table-cell table:style-name="ce28" office:value-type="string">
                  <text:p>EJW Family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929">
                  <text:p><text:s/>6,92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5063</text:p>
                </table:table-cell>
                <table:table-cell table:style-name="ce36" office:value-type="date" office:date-value="2001-05-23">
                  <text:p>5/23/01</text:p>
                </table:table-cell>
                <table:table-cell table:style-name="ce42" office:value-type="string">
                  <text:p>EJW Famil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741">
                  <text:p><text:s/>6,74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54336.1</text:p>
                </table:table-cell>
                <table:table-cell table:style-name="ce36" office:value-type="date" office:date-value="2001-04-24">
                  <text:p>4/24/01</text:p>
                </table:table-cell>
                <table:table-cell table:style-name="ce42" office:value-type="string">
                  <text:p>EJW Famil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564">
                  <text:p><text:s/>6,564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1871">
                  <text:p>881871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North Fin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473">
                  <text:p><text:s/>6,473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4034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Western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368">
                  <text:p><text:s/>6,368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2684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Sinclair Oil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6200">
                  <text:p><text:s/>6,2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752984">
                  <text:p>752984</text:p>
                </table:table-cell>
                <table:table-cell table:style-name="ce36" office:value-type="date" office:date-value="2001-05-11">
                  <text:p>5/11/01</text:p>
                </table:table-cell>
                <table:table-cell table:style-name="ce42" office:value-type="string">
                  <text:p>Sinclair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200">
                  <text:p><text:s/>6,20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R6045.1</text:p>
                </table:table-cell>
                <table:table-cell table:style-name="ce38" office:value-type="date" office:date-value="2001-07-26">
                  <text:p>7/26/01</text:p>
                </table:table-cell>
                <table:table-cell table:style-name="ce28" office:value-type="string">
                  <text:p>JM Huber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W-Keystone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045">
                  <text:p><text:s/>6,04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77537">
                  <text:p>877537</text:p>
                </table:table-cell>
                <table:table-cell table:style-name="ce36" office:value-type="date" office:date-value="2001-06-25">
                  <text:p>6/25/01</text:p>
                </table:table-cell>
                <table:table-cell table:style-name="ce42" office:value-type="string">
                  <text:p>Western Gas Resources Inc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MGMT-WEST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010.75">
                  <text:p><text:s/>6,011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2521</text:p>
                </table:table-cell>
                <table:table-cell table:style-name="ce39" office:value-type="date" office:date-value="2001-09-28">
                  <text:p>9/28/01</text:p>
                </table:table-cell>
                <table:table-cell table:style-name="ce29" office:value-type="string">
                  <text:p>Kennedy Oil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5675">
                  <text:p><text:s/>5,67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594754">
                  <text:p>594754</text:p>
                </table:table-cell>
                <table:table-cell table:style-name="ce36" office:value-type="date" office:date-value="2001-01-30">
                  <text:p>1/30/01</text:p>
                </table:table-cell>
                <table:table-cell table:style-name="ce42" office:value-type="string">
                  <text:p>Oneok Gas Marketing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5600">
                  <text:p><text:s/>5,6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T5633/965089/967236</text:p>
                </table:table-cell>
                <table:table-cell table:style-name="ce37" office:value-type="date" office:date-value="2001-08-03">
                  <text:p>3/08/2001</text:p>
                </table:table-cell>
                <table:table-cell table:style-name="ce27" office:value-type="string">
                  <text:p>Northwest Natural Ga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ROX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5398">
                  <text:p><text:s/>5,398 </text:p>
                </table:table-cell>
                <table:table-cell table:number-columns-repeated="1017"/>
              </table:table-row>
              <table:table-row table:style-name="ro9">
                <table:table-cell table:style-name="ce32" office:value-type="string">
                  <text:p>VX6932.1</text:p>
                </table:table-cell>
                <table:table-cell table:style-name="ce37" office:value-type="date" office:date-value="2001-08-22">
                  <text:p>22/08/2001</text:p>
                </table:table-cell>
                <table:table-cell table:style-name="ce27" office:value-type="string">
                  <text:p>Dominion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5255">
                  <text:p><text:s/>5,25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46366">
                  <text:p>646366</text:p>
                </table:table-cell>
                <table:table-cell table:style-name="ce36" office:value-type="date" office:date-value="2001-02-28">
                  <text:p>2/28/01</text:p>
                </table:table-cell>
                <table:table-cell table:style-name="ce42" office:value-type="string">
                  <text:p>Millennium Gas Mkt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5099">
                  <text:p><text:s/>5,09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D9575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5000">
                  <text:p><text:s/>5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1971">
                  <text:p>881971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Citati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883">
                  <text:p><text:s/>4,883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754222">
                  <text:p>754222</text:p>
                </table:table-cell>
                <table:table-cell table:style-name="ce36" office:value-type="date" office:date-value="2001-05-11">
                  <text:p>5/11/01</text:p>
                </table:table-cell>
                <table:table-cell table:style-name="ce42" office:value-type="string">
                  <text:p>Rainbow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808">
                  <text:p><text:s/>4,80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O0903.1</text:p>
                </table:table-cell>
                <table:table-cell table:style-name="ce36" office:value-type="date" office:date-value="2001-01-29">
                  <text:p>1/29/01</text:p>
                </table:table-cell>
                <table:table-cell table:style-name="ce42" office:value-type="string">
                  <text:p>Unicomen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702">
                  <text:p><text:s/>4,70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8924">
                  <text:p>888924</text:p>
                </table:table-cell>
                <table:table-cell table:style-name="ce36" office:value-type="date" office:date-value="2001-06-28">
                  <text:p>6/28/01</text:p>
                </table:table-cell>
                <table:table-cell table:style-name="ce42" office:value-type="string">
                  <text:p>JM Huber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MGMT-WEST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650">
                  <text:p><text:s/>4,6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J9240</text:p>
                </table:table-cell>
                <table:table-cell table:style-name="ce36" office:value-type="date" office:date-value="2001-01-05">
                  <text:p>1/5/01</text:p>
                </table:table-cell>
                <table:table-cell table:style-name="ce42" office:value-type="string">
                  <text:p>Cenex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280">
                  <text:p><text:s/>4,280 </text:p>
                </table:table-cell>
                <table:table-cell table:number-columns-repeated="1017"/>
              </table:table-row>
              <table:table-row table:style-name="ro9">
                <table:table-cell table:style-name="ce31" office:value-type="string">
                  <text:p>VZ8382.1</text:p>
                </table:table-cell>
                <table:table-cell table:style-name="ce37" office:value-type="date" office:date-value="2001-08-29">
                  <text:p>29/08/2001</text:p>
                </table:table-cell>
                <table:table-cell table:style-name="ce27" office:value-type="string">
                  <text:p>EJW Family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table:formula="of:=0.035*30*3650" office:value-type="float" office:value="3832.5">
                  <text:p><text:s/>3,833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46280.1-3</text:p>
                </table:table-cell>
                <table:table-cell table:style-name="ce39" office:value-type="date" office:date-value="2001-09-06">
                  <text:p>9/6/01</text:p>
                </table:table-cell>
                <table:table-cell table:style-name="ce29" office:value-type="string">
                  <text:p>Patina Oil &amp; Ga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3775">
                  <text:p><text:s/>3,775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Q0751.1</text:p>
                </table:table-cell>
                <table:table-cell table:style-name="ce38" office:value-type="date" office:date-value="2001-07-20">
                  <text:p>7/20/01</text:p>
                </table:table-cell>
                <table:table-cell table:style-name="ce28" office:value-type="string">
                  <text:p>Kennedy Oil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757">
                  <text:p><text:s/>3,757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6648">
                  <text:p>696648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Colorado Spring Utiliti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750">
                  <text:p><text:s/>3,7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16251">
                  <text:p>816251</text:p>
                </table:table-cell>
                <table:table-cell table:style-name="ce36" office:value-type="date" office:date-value="2001-05-31">
                  <text:p>5/31/01</text:p>
                </table:table-cell>
                <table:table-cell table:style-name="ce42" office:value-type="string">
                  <text:p>Teal Ridge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735">
                  <text:p><text:s/>3,735 </text:p>
                </table:table-cell>
                <table:table-cell table:number-columns-repeated="1017"/>
              </table:table-row>
              <table:table-row table:style-name="ro9">
                <table:table-cell table:style-name="ce31" office:value-type="string">
                  <text:p>VZ8297.1</text:p>
                </table:table-cell>
                <table:table-cell table:style-name="ce37" office:value-type="date" office:date-value="2001-08-29">
                  <text:p>29/08/2001</text:p>
                </table:table-cell>
                <table:table-cell table:style-name="ce27" office:value-type="string">
                  <text:p>EJW Family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table:formula="of:=0.035*3000*30" office:value-type="float" office:value="3150">
                  <text:p><text:s/>3,1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T5305.1</text:p>
                </table:table-cell>
                <table:table-cell table:style-name="ce36" office:value-type="date" office:date-value="2001-02-23">
                  <text:p>2/23/01</text:p>
                </table:table-cell>
                <table:table-cell table:style-name="ce42" office:value-type="string">
                  <text:p>Burlington Resour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100">
                  <text:p><text:s/>3,1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592174">
                  <text:p>592174</text:p>
                </table:table-cell>
                <table:table-cell table:style-name="ce36" office:value-type="date" office:date-value="2001-01-30">
                  <text:p>1/30/01</text:p>
                </table:table-cell>
                <table:table-cell table:style-name="ce42" office:value-type="string">
                  <text:p>Oxy Us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024">
                  <text:p><text:s/>3,024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592184">
                  <text:p>592184</text:p>
                </table:table-cell>
                <table:table-cell table:style-name="ce36" office:value-type="date" office:date-value="2001-01-30">
                  <text:p>1/30/01</text:p>
                </table:table-cell>
                <table:table-cell table:style-name="ce42" office:value-type="string">
                  <text:p>Millenium Gas Marketing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024">
                  <text:p><text:s/>3,024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9630">
                  <text:p>699630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domini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000">
                  <text:p><text:s/>3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12667">
                  <text:p>812667</text:p>
                </table:table-cell>
                <table:table-cell table:style-name="ce36" office:value-type="date" office:date-value="2001-05-30">
                  <text:p>5/30/01</text:p>
                </table:table-cell>
                <table:table-cell table:style-name="ce42" office:value-type="string">
                  <text:p>Retex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000">
                  <text:p><text:s/>3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M9097.1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Relient Energy Services, Inc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796">
                  <text:p><text:s/>2,79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70843">
                  <text:p>870843</text:p>
                </table:table-cell>
                <table:table-cell table:style-name="ce36" office:value-type="date" office:date-value="2001-06-22">
                  <text:p>6/22/01</text:p>
                </table:table-cell>
                <table:table-cell table:style-name="ce42" office:value-type="string">
                  <text:p>FT-Centra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480">
                  <text:p><text:s/>2,48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753000">
                  <text:p>753000</text:p>
                </table:table-cell>
                <table:table-cell table:style-name="ce36" office:value-type="date" office:date-value="2001-05-11">
                  <text:p>5/11/01</text:p>
                </table:table-cell>
                <table:table-cell table:style-name="ce42" office:value-type="string">
                  <text:p>excelon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330">
                  <text:p><text:s/>2,33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19838">
                  <text:p>1019838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Kennedy Oil</text:p>
                </table:table-cell>
                <table:table-cell table:style-name="ce27" office:value-type="string">
                  <text:p>West Gas</text:p>
                </table:table-cell>
                <table:table-cell table:style-name="ce44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166">
                  <text:p><text:s/>2,166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19874">
                  <text:p>1019874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North Finn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038">
                  <text:p><text:s/>2,038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44368</text:p>
                </table:table-cell>
                <table:table-cell table:style-name="ce39" office:value-type="date" office:date-value="2001-09-25">
                  <text:p>9/25/01</text:p>
                </table:table-cell>
                <table:table-cell table:style-name="ce29" office:value-type="string">
                  <text:p>Devon Energy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2007">
                  <text:p><text:s/>2,007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999833">
                  <text:p>999833 </text:p>
                </table:table-cell>
                <table:table-cell table:style-name="ce37" office:value-type="date" office:date-value="2001-08-22">
                  <text:p>22/08/2001</text:p>
                </table:table-cell>
                <table:table-cell table:style-name="ce27" office:value-type="string">
                  <text:p>Dominion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923">
                  <text:p><text:s/>1,923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46764</text:p>
                </table:table-cell>
                <table:table-cell table:style-name="ce39" office:value-type="date" office:date-value="2001-09-20">
                  <text:p>9/20/01</text:p>
                </table:table-cell>
                <table:table-cell table:style-name="ce29" office:value-type="string">
                  <text:p>Sinclair Oil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1800">
                  <text:p><text:s/>1,8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03601">
                  <text:p>803601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Western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798">
                  <text:p><text:s/>1,79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754337">
                  <text:p>754337</text:p>
                </table:table-cell>
                <table:table-cell table:style-name="ce36" office:value-type="date" office:date-value="2001-05-11">
                  <text:p>5/11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777">
                  <text:p><text:s/>1,777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1204">
                  <text:p>881204</text:p>
                </table:table-cell>
                <table:table-cell table:style-name="ce36" office:value-type="date" office:date-value="2001-06-26">
                  <text:p>6/26/01</text:p>
                </table:table-cell>
                <table:table-cell table:style-name="ce42" office:value-type="string">
                  <text:p>IM-Mid Central South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748">
                  <text:p><text:s/>1,74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755897">
                  <text:p>755897</text:p>
                </table:table-cell>
                <table:table-cell table:style-name="ce36" office:value-type="date" office:date-value="2001-04-26">
                  <text:p>4/26/01</text:p>
                </table:table-cell>
                <table:table-cell table:style-name="ce42" office:value-type="string">
                  <text:p>Western Gas Resour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550">
                  <text:p><text:s/>1,5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9932">
                  <text:p>699932</text:p>
                </table:table-cell>
                <table:table-cell table:style-name="ce36" office:value-type="date" office:date-value="2001-03-29">
                  <text:p>3/29/01</text:p>
                </table:table-cell>
                <table:table-cell table:style-name="ce42" office:value-type="string">
                  <text:p>western gas resour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500">
                  <text:p><text:s/>1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89671</text:p>
                </table:table-cell>
                <table:table-cell table:style-name="ce36" office:value-type="date" office:date-value="2001-05-10">
                  <text:p>5/10/01</text:p>
                </table:table-cell>
                <table:table-cell table:style-name="ce42" office:value-type="string">
                  <text:p>E 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MGMT-WEST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500">
                  <text:p><text:s/>1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8907.1</text:p>
                </table:table-cell>
                <table:table-cell table:style-name="ce36" office:value-type="date" office:date-value="2001-01-26">
                  <text:p>1/26/01</text:p>
                </table:table-cell>
                <table:table-cell table:style-name="ce42" office:value-type="string">
                  <text:p>EJW Family Ltd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222">
                  <text:p><text:s/>1,222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19854">
                  <text:p>1019854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Citation</text:p>
                </table:table-cell>
                <table:table-cell table:style-name="ce27" office:value-type="string">
                  <text:p>West Gas</text:p>
                </table:table-cell>
                <table:table-cell table:style-name="ce44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181">
                  <text:p><text:s/>1,181 </text:p>
                </table:table-cell>
                <table:table-cell table:number-columns-repeated="1017"/>
              </table:table-row>
              <table:table-row table:style-name="ro9">
                <table:table-cell table:style-name="ce31" office:value-type="string">
                  <text:p>VZ5048.1</text:p>
                </table:table-cell>
                <table:table-cell table:style-name="ce37" office:value-type="date" office:date-value="2001-08-29">
                  <text:p>29/08/2001</text:p>
                </table:table-cell>
                <table:table-cell table:style-name="ce27" office:value-type="string">
                  <text:p>Exelon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053">
                  <text:p><text:s/>1,053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6799</text:p>
                </table:table-cell>
                <table:table-cell table:style-name="ce36" office:value-type="date" office:date-value="2001-06-25">
                  <text:p>6/25/01</text:p>
                </table:table-cell>
                <table:table-cell table:style-name="ce42" office:value-type="string">
                  <text:p>Excel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048">
                  <text:p><text:s/>1,048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various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Exelon Inc.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775">
                  <text:p><text:s/>775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19687">
                  <text:p>1019687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WA Moncrief</text:p>
                </table:table-cell>
                <table:table-cell table:style-name="ce27" office:value-type="string">
                  <text:p>West Gas</text:p>
                </table:table-cell>
                <table:table-cell table:style-name="ce44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750">
                  <text:p><text:s/>7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M9512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E-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700">
                  <text:p><text:s/>700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467661-2</text:p>
                </table:table-cell>
                <table:table-cell table:style-name="ce39" office:value-type="date" office:date-value="2001-09-20">
                  <text:p>9/20/01</text:p>
                </table:table-cell>
                <table:table-cell table:style-name="ce29" office:value-type="string">
                  <text:p>Sinclair Oil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620">
                  <text:p><text:s/>62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8775">
                  <text:p>888775</text:p>
                </table:table-cell>
                <table:table-cell table:style-name="ce36" office:value-type="date" office:date-value="2001-06-28">
                  <text:p>6/28/01</text:p>
                </table:table-cell>
                <table:table-cell table:style-name="ce42" office:value-type="string">
                  <text:p>El Pas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620">
                  <text:p><text:s/>62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4987.1</text:p>
                </table:table-cell>
                <table:table-cell table:style-name="ce36" office:value-type="date" office:date-value="2001-01-25">
                  <text:p>1/25/01</text:p>
                </table:table-cell>
                <table:table-cell table:style-name="ce42" office:value-type="string">
                  <text:p>Patina Oil &amp;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20">
                  <text:p><text:s/>42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6164.1</text:p>
                </table:table-cell>
                <table:table-cell table:style-name="ce36" office:value-type="date" office:date-value="2001-01-25">
                  <text:p>1/25/01</text:p>
                </table:table-cell>
                <table:table-cell table:style-name="ce42" office:value-type="string">
                  <text:p>Marathon Oil &amp;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420">
                  <text:p><text:s/>42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6814</text:p>
                </table:table-cell>
                <table:table-cell table:style-name="ce36" office:value-type="date" office:date-value="2001-06-25">
                  <text:p>6/25/01</text:p>
                </table:table-cell>
                <table:table-cell table:style-name="ce42" office:value-type="string">
                  <text:p>Burlington Resour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310">
                  <text:p><text:s/>31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6053.1</text:p>
                </table:table-cell>
                <table:table-cell table:style-name="ce36" office:value-type="date" office:date-value="2001-01-25">
                  <text:p>1/25/01</text:p>
                </table:table-cell>
                <table:table-cell table:style-name="ce42" office:value-type="string">
                  <text:p>Westport Oil &amp;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206">
                  <text:p><text:s/>206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Q1300.1</text:p>
                </table:table-cell>
                <table:table-cell table:style-name="ce38" office:value-type="date" office:date-value="2001-07-20">
                  <text:p>7/20/01</text:p>
                </table:table-cell>
                <table:table-cell table:style-name="ce28" office:value-type="string">
                  <text:p>PETROGULF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86">
                  <text:p><text:s/>18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6117.1</text:p>
                </table:table-cell>
                <table:table-cell table:style-name="ce36" office:value-type="date" office:date-value="2001-01-25">
                  <text:p>1/25/01</text:p>
                </table:table-cell>
                <table:table-cell table:style-name="ce42" office:value-type="string">
                  <text:p>Greeley Gas Compan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168">
                  <text:p><text:s/>168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19881">
                  <text:p>1019881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Quantum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99">
                  <text:p><text:s/>99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Q0785.1</text:p>
                </table:table-cell>
                <table:table-cell table:style-name="ce38" office:value-type="date" office:date-value="2001-07-20">
                  <text:p>7/20/01</text:p>
                </table:table-cell>
                <table:table-cell table:style-name="ce28" office:value-type="string">
                  <text:p>CMS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946958">
                  <text:p>946958 </text:p>
                </table:table-cell>
                <table:table-cell table:style-name="ce38" office:value-type="date" office:date-value="2001-07-26">
                  <text:p>7/26/01</text:p>
                </table:table-cell>
                <table:table-cell table:style-name="ce28" office:value-type="string">
                  <text:p>Arkansas River Power Authority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R4617.1</text:p>
                </table:table-cell>
                <table:table-cell table:style-name="ce38" office:value-type="date" office:date-value="2001-07-26">
                  <text:p>7/26/01</text:p>
                </table:table-cell>
                <table:table-cell table:style-name="ce28" office:value-type="string">
                  <text:p>England Energy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955426">
                  <text:p>955426 </text:p>
                </table:table-cell>
                <table:table-cell table:style-name="ce38" office:value-type="date" office:date-value="2001-07-31">
                  <text:p>7/31/01</text:p>
                </table:table-cell>
                <table:table-cell table:style-name="ce28" office:value-type="string">
                  <text:p>Dominion E&amp;P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PGE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955382">
                  <text:p>955382 </text:p>
                </table:table-cell>
                <table:table-cell table:style-name="ce38" office:value-type="date" office:date-value="2001-07-31">
                  <text:p>7/31/01</text:p>
                </table:table-cell>
                <table:table-cell table:style-name="ce28" office:value-type="string">
                  <text:p>Sempra Energy Trading Corp.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PGE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954767">
                  <text:p>954767 </text:p>
                </table:table-cell>
                <table:table-cell table:style-name="ce38" office:value-type="date" office:date-value="2001-07-31">
                  <text:p>7/31/01</text:p>
                </table:table-cell>
                <table:table-cell table:style-name="ce28" office:value-type="string">
                  <text:p>BTA Oil Producers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J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X6954.1</text:p>
                </table:table-cell>
                <table:table-cell table:style-name="ce37" office:value-type="date" office:date-value="2001-08-22">
                  <text:p>22/08/2001</text:p>
                </table:table-cell>
                <table:table-cell table:style-name="ce27" office:value-type="string">
                  <text:p>Western Gas Resourc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999838">
                  <text:p>999838 </text:p>
                </table:table-cell>
                <table:table-cell table:style-name="ce37" office:value-type="date" office:date-value="2001-08-22">
                  <text:p>22/08/2001</text:p>
                </table:table-cell>
                <table:table-cell table:style-name="ce27" office:value-type="string">
                  <text:p>Western Gas Resourc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X7586.1</text:p>
                </table:table-cell>
                <table:table-cell table:style-name="ce37" office:value-type="date" office:date-value="2001-08-22">
                  <text:p>22/08/2001</text:p>
                </table:table-cell>
                <table:table-cell table:style-name="ce27" office:value-type="string">
                  <text:p>Sempra Energy Trading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CAL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31" office:value-type="float" office:value="1013549">
                  <text:p>1013549</text:p>
                </table:table-cell>
                <table:table-cell table:style-name="ce37" office:value-type="date" office:date-value="2001-08-29">
                  <text:p>29/08/2001</text:p>
                </table:table-cell>
                <table:table-cell table:style-name="ce27" office:value-type="string">
                  <text:p>Dominion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SJ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20502">
                  <text:p>1020502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Sinclair Oil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20494">
                  <text:p>1020494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Sinclair Oil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1020487">
                  <text:p>1020487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Retex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46745</text:p>
                </table:table-cell>
                <table:table-cell table:style-name="ce39" office:value-type="date" office:date-value="2001-09-24">
                  <text:p>9/24/01</text:p>
                </table:table-cell>
                <table:table-cell table:style-name="ce29" office:value-type="string">
                  <text:p>Phillip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43022.1.2</text:p>
                </table:table-cell>
                <table:table-cell table:style-name="ce39" office:value-type="date" office:date-value="2001-09-25">
                  <text:p>9/25/01</text:p>
                </table:table-cell>
                <table:table-cell table:style-name="ce29" office:value-type="string">
                  <text:p>Devon Energy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2678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Sinclair Oil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Lucci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M9140.1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Dominion Exploration &amp; Producti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2687</text:p>
                </table:table-cell>
                <table:table-cell table:style-name="ce36" office:value-type="date" office:date-value="2001-01-24">
                  <text:p>1/24/01</text:p>
                </table:table-cell>
                <table:table-cell table:style-name="ce42" office:value-type="string">
                  <text:p>Dynegy Marketing &amp; Trad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8798.1</text:p>
                </table:table-cell>
                <table:table-cell table:style-name="ce36" office:value-type="date" office:date-value="2001-01-26">
                  <text:p>1/26/01</text:p>
                </table:table-cell>
                <table:table-cell table:style-name="ce42" office:value-type="string">
                  <text:p>HS Resources Inc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8837.1</text:p>
                </table:table-cell>
                <table:table-cell table:style-name="ce36" office:value-type="date" office:date-value="2001-01-26">
                  <text:p>1/26/01</text:p>
                </table:table-cell>
                <table:table-cell table:style-name="ce42" office:value-type="string">
                  <text:p>Oneok Gas Marketing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8840.1</text:p>
                </table:table-cell>
                <table:table-cell table:style-name="ce36" office:value-type="date" office:date-value="2001-01-26">
                  <text:p>1/26/01</text:p>
                </table:table-cell>
                <table:table-cell table:style-name="ce42" office:value-type="string">
                  <text:p>EOG Resour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8874.1</text:p>
                </table:table-cell>
                <table:table-cell table:style-name="ce36" office:value-type="date" office:date-value="2001-01-26">
                  <text:p>1/26/01</text:p>
                </table:table-cell>
                <table:table-cell table:style-name="ce42" office:value-type="string">
                  <text:p>Occidentenemar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8890.1</text:p>
                </table:table-cell>
                <table:table-cell table:style-name="ce36" office:value-type="date" office:date-value="2001-01-26">
                  <text:p>1/26/01</text:p>
                </table:table-cell>
                <table:table-cell table:style-name="ce42" office:value-type="string">
                  <text:p>Aquila Energy Marketing &amp; trad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7581</text:p>
                </table:table-cell>
                <table:table-cell table:style-name="ce36" office:value-type="date" office:date-value="2001-01-26">
                  <text:p>1/26/01</text:p>
                </table:table-cell>
                <table:table-cell table:style-name="ce42" office:value-type="string">
                  <text:p>BP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7596</text:p>
                </table:table-cell>
                <table:table-cell table:style-name="ce36" office:value-type="date" office:date-value="2001-01-26">
                  <text:p>1/26/01</text:p>
                </table:table-cell>
                <table:table-cell table:style-name="ce42" office:value-type="string">
                  <text:p>BP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O0881.1</text:p>
                </table:table-cell>
                <table:table-cell table:style-name="ce36" office:value-type="date" office:date-value="2001-01-29">
                  <text:p>1/29/01</text:p>
                </table:table-cell>
                <table:table-cell table:style-name="ce42" office:value-type="string">
                  <text:p>E-prim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O2599</text:p>
                </table:table-cell>
                <table:table-cell table:style-name="ce36" office:value-type="date" office:date-value="2001-01-29">
                  <text:p>1/29/01</text:p>
                </table:table-cell>
                <table:table-cell table:style-name="ce42" office:value-type="string">
                  <text:p>PREMIER ENTERPRIS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O2599</text:p>
                </table:table-cell>
                <table:table-cell table:style-name="ce36" office:value-type="date" office:date-value="2001-01-29">
                  <text:p>1/29/01</text:p>
                </table:table-cell>
                <table:table-cell table:style-name="ce42" office:value-type="string">
                  <text:p>NATIONAL FUESL MARKETING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594762">
                  <text:p>594762</text:p>
                </table:table-cell>
                <table:table-cell table:style-name="ce36" office:value-type="date" office:date-value="2001-01-30">
                  <text:p>1/30/01</text:p>
                </table:table-cell>
                <table:table-cell table:style-name="ce42" office:value-type="string">
                  <text:p>IM-West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O5731/594532</text:p>
                </table:table-cell>
                <table:table-cell table:style-name="ce36" office:value-type="date" office:date-value="2001-01-30">
                  <text:p>1/30/01</text:p>
                </table:table-cell>
                <table:table-cell table:style-name="ce42" office:value-type="string">
                  <text:p>Relaint Energy Services, Inc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R4490</text:p>
                </table:table-cell>
                <table:table-cell table:style-name="ce36" office:value-type="date" office:date-value="2001-02-12">
                  <text:p>2/12/01</text:p>
                </table:table-cell>
                <table:table-cell table:style-name="ce42" office:value-type="string">
                  <text:p>El Pas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T5131</text:p>
                </table:table-cell>
                <table:table-cell table:style-name="ce36" office:value-type="date" office:date-value="2001-02-23">
                  <text:p>2/23/01</text:p>
                </table:table-cell>
                <table:table-cell table:style-name="ce42" office:value-type="string">
                  <text:p>Cross Timber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y6476</text:p>
                </table:table-cell>
                <table:table-cell table:style-name="ce36" office:value-type="date" office:date-value="2001-03-20">
                  <text:p>3/20/01</text:p>
                </table:table-cell>
                <table:table-cell table:style-name="ce42" office:value-type="string">
                  <text:p>Westport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Y3799</text:p>
                </table:table-cell>
                <table:table-cell table:style-name="ce36" office:value-type="date" office:date-value="2001-03-22">
                  <text:p>3/22/01</text:p>
                </table:table-cell>
                <table:table-cell table:style-name="ce42" office:value-type="string">
                  <text:p>Forrest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Y6470</text:p>
                </table:table-cell>
                <table:table-cell table:style-name="ce36" office:value-type="date" office:date-value="2001-03-22">
                  <text:p>3/22/01</text:p>
                </table:table-cell>
                <table:table-cell table:style-name="ce42" office:value-type="string">
                  <text:p>Forrest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6668">
                  <text:p>696668</text:p>
                </table:table-cell>
                <table:table-cell table:style-name="ce36" office:value-type="date" office:date-value="2001-03-26">
                  <text:p>3/26/01</text:p>
                </table:table-cell>
                <table:table-cell table:style-name="ce42" office:value-type="string">
                  <text:p>KN Retail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6661">
                  <text:p>696661</text:p>
                </table:table-cell>
                <table:table-cell table:style-name="ce36" office:value-type="date" office:date-value="2001-03-26">
                  <text:p>3/26/01</text:p>
                </table:table-cell>
                <table:table-cell table:style-name="ce42" office:value-type="string">
                  <text:p>Relex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6772">
                  <text:p>696772</text:p>
                </table:table-cell>
                <table:table-cell table:style-name="ce36" office:value-type="date" office:date-value="2001-03-27">
                  <text:p>3/27/01</text:p>
                </table:table-cell>
                <table:table-cell table:style-name="ce42" office:value-type="string">
                  <text:p>reliant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9927">
                  <text:p>699927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domini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941">
                  <text:p>69941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duke field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9400">
                  <text:p>699400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duke field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9250">
                  <text:p>699250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crosstimber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40795.1</text:p>
                </table:table-cell>
                <table:table-cell table:style-name="ce36" office:value-type="date" office:date-value="2001-04-18">
                  <text:p>4/18/01</text:p>
                </table:table-cell>
                <table:table-cell table:style-name="ce42" office:value-type="string">
                  <text:p>Western Gas Resour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755904">
                  <text:p>755904</text:p>
                </table:table-cell>
                <table:table-cell table:style-name="ce36" office:value-type="date" office:date-value="2001-04-26">
                  <text:p>4/26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4044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4132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03672">
                  <text:p>803672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4828</text:p>
                </table:table-cell>
                <table:table-cell table:style-name="ce36" office:value-type="date" office:date-value="2001-05-23">
                  <text:p>5/23/01</text:p>
                </table:table-cell>
                <table:table-cell table:style-name="ce42" office:value-type="string">
                  <text:p>Patina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12680">
                  <text:p>812680</text:p>
                </table:table-cell>
                <table:table-cell table:style-name="ce36" office:value-type="date" office:date-value="2001-05-30">
                  <text:p>5/30/01</text:p>
                </table:table-cell>
                <table:table-cell table:style-name="ce42" office:value-type="string">
                  <text:p>Kennedy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12687">
                  <text:p>812687</text:p>
                </table:table-cell>
                <table:table-cell table:style-name="ce36" office:value-type="date" office:date-value="2001-05-30">
                  <text:p>5/30/01</text:p>
                </table:table-cell>
                <table:table-cell table:style-name="ce42" office:value-type="string">
                  <text:p>Kennedy Oi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4922</text:p>
                </table:table-cell>
                <table:table-cell table:style-name="ce36" office:value-type="date" office:date-value="2001-06-07">
                  <text:p>6/7/01</text:p>
                </table:table-cell>
                <table:table-cell table:style-name="ce42" office:value-type="string">
                  <text:p>Texaco Natural Gas, Inc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4891</text:p>
                </table:table-cell>
                <table:table-cell table:style-name="ce36" office:value-type="date" office:date-value="2001-06-07">
                  <text:p>6/7/01</text:p>
                </table:table-cell>
                <table:table-cell table:style-name="ce42" office:value-type="string">
                  <text:p>Texaco Natural Gas, Inc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70876">
                  <text:p>870876</text:p>
                </table:table-cell>
                <table:table-cell table:style-name="ce36" office:value-type="date" office:date-value="2001-06-22">
                  <text:p>6/22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77546">
                  <text:p>877546</text:p>
                </table:table-cell>
                <table:table-cell table:style-name="ce36" office:value-type="date" office:date-value="2001-06-25">
                  <text:p>6/25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MGMT-WEST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8803</text:p>
                </table:table-cell>
                <table:table-cell table:style-name="ce36" office:value-type="date" office:date-value="2001-06-26">
                  <text:p>6/26/01</text:p>
                </table:table-cell>
                <table:table-cell table:style-name="ce42" office:value-type="string">
                  <text:p>IM-Mid Central South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9132</text:p>
                </table:table-cell>
                <table:table-cell table:style-name="ce36" office:value-type="date" office:date-value="2001-06-26">
                  <text:p>6/26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1445">
                  <text:p>881445</text:p>
                </table:table-cell>
                <table:table-cell table:style-name="ce36" office:value-type="date" office:date-value="2001-06-26">
                  <text:p>6/26/01</text:p>
                </table:table-cell>
                <table:table-cell table:style-name="ce42" office:value-type="string">
                  <text:p>Dominion E&amp;P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9247</text:p>
                </table:table-cell>
                <table:table-cell table:style-name="ce36" office:value-type="date" office:date-value="2001-06-26">
                  <text:p>6/26/01</text:p>
                </table:table-cell>
                <table:table-cell table:style-name="ce42" office:value-type="string">
                  <text:p>Westport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2391">
                  <text:p>882391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KN Gas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2393">
                  <text:p>882393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CMS Field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5986">
                  <text:p>885986</text:p>
                </table:table-cell>
                <table:table-cell table:style-name="ce36" office:value-type="date" office:date-value="2001-06-28">
                  <text:p>6/28/01</text:p>
                </table:table-cell>
                <table:table-cell table:style-name="ce42" office:value-type="string">
                  <text:p>Retex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8790">
                  <text:p>888790</text:p>
                </table:table-cell>
                <table:table-cell table:style-name="ce36" office:value-type="date" office:date-value="2001-06-28">
                  <text:p>6/28/01</text:p>
                </table:table-cell>
                <table:table-cell table:style-name="ce42" office:value-type="string">
                  <text:p>SINCLAIR OIL CO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88790">
                  <text:p>888790</text:p>
                </table:table-cell>
                <table:table-cell table:style-name="ce36" office:value-type="date" office:date-value="2001-06-28">
                  <text:p>6/28/01</text:p>
                </table:table-cell>
                <table:table-cell table:style-name="ce42" office:value-type="string">
                  <text:p>SINCLAIR OIL CO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Lucci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/>
                <table:table-cell table:style-name="ce36"/>
                <table:table-cell table:style-name="ce42" table:number-columns-repeated="3"/>
                <table:table-cell table:style-name="ce50" office:value-type="string">
                  <text:p>Lucci Total</text:p>
                </table:table-cell>
                <table:table-cell table:style-name="ce52" table:formula="of:=SUBTOTAL(9;[.G74:.G233])" office:value-type="float" office:value="7003877.25">
                  <text:p><text:s/>7,003,877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QT5925/VP5179</text:p>
                </table:table-cell>
                <table:table-cell table:style-name="ce37" office:value-type="date" office:date-value="2001-08-08">
                  <text:p>8/08/2001</text:p>
                </table:table-cell>
                <table:table-cell table:style-name="ce27" office:value-type="string">
                  <text:p>PNM - El Paso Transport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CAL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3049863">
                  <text:p><text:s/>3,049,863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Kern/Socal Trans Demand reduction</text:p>
                </table:table-cell>
                <table:table-cell table:style-name="ce38" office:value-type="date" office:date-value="2001-07-12">
                  <text:p>7/12/01</text:p>
                </table:table-cell>
                <table:table-cell table:style-name="ce28" office:value-type="string">
                  <text:p>Kern Demand reduction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500000">
                  <text:p><text:s/>500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16627</text:p>
                </table:table-cell>
                <table:table-cell table:style-name="ce36" office:value-type="date" office:date-value="2001-04-04">
                  <text:p>4/4/01</text:p>
                </table:table-cell>
                <table:table-cell table:style-name="ce42" office:value-type="string">
                  <text:p>DUKE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220000">
                  <text:p><text:s/>220,0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4234</text:p>
                </table:table-cell>
                <table:table-cell table:style-name="ce37" office:value-type="date" office:date-value="2001-08-20">
                  <text:p>20/08/2001</text:p>
                </table:table-cell>
                <table:table-cell table:style-name="ce27" office:value-type="string">
                  <text:p>KERN/PRODUCER PAYMENT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CAL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200000">
                  <text:p><text:s/>200,00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822915">
                  <text:p>822915 </text:p>
                </table:table-cell>
                <table:table-cell table:style-name="ce38" office:value-type="date" office:date-value="2001-07-23">
                  <text:p>7/23/01</text:p>
                </table:table-cell>
                <table:table-cell table:style-name="ce28" office:value-type="string">
                  <text:p>Mexicana - Jjune Invoice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124872">
                  <text:p><text:s/>124,872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float" office:value="828934">
                  <text:p>828934 </text:p>
                </table:table-cell>
                <table:table-cell table:style-name="ce37" office:value-type="date" office:date-value="2001-08-30">
                  <text:p>30/08/2001</text:p>
                </table:table-cell>
                <table:table-cell table:style-name="ce27" office:value-type="string">
                  <text:p>Mexicana - July Invoice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SANJUAN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66197">
                  <text:p><text:s/>66,197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T9298</text:p>
                </table:table-cell>
                <table:table-cell table:style-name="ce37" office:value-type="date" office:date-value="2001-08-03">
                  <text:p>3/08/2001</text:p>
                </table:table-cell>
                <table:table-cell table:style-name="ce27" office:value-type="string">
                  <text:p>San Diego Gas &amp; Electric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CAL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44619.8">
                  <text:p><text:s/>44,62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E4661</text:p>
                </table:table-cell>
                <table:table-cell table:style-name="ce36" office:value-type="date" office:date-value="2001-06-04">
                  <text:p>6/4/01</text:p>
                </table:table-cell>
                <table:table-cell table:style-name="ce42" office:value-type="string">
                  <text:p>Mexicana de Cobr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22000">
                  <text:p><text:s/>22,00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822915">
                  <text:p>822915 </text:p>
                </table:table-cell>
                <table:table-cell table:style-name="ce38" office:value-type="date" office:date-value="2001-07-30">
                  <text:p>7/30/01</text:p>
                </table:table-cell>
                <table:table-cell table:style-name="ce28" office:value-type="string">
                  <text:p>Mexicana - Jjune Invoice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-2781">
                  <text:p><text:s/>(2,781)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16627</text:p>
                </table:table-cell>
                <table:table-cell table:style-name="ce36" office:value-type="date" office:date-value="2001-04-09">
                  <text:p>4/9/01</text:p>
                </table:table-cell>
                <table:table-cell table:style-name="ce42" office:value-type="string">
                  <text:p>DUKE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Miller</text:p>
                </table:table-cell>
                <table:table-cell table:style-name="ce52" office:value-type="float" office:value="-100000">
                  <text:p><text:s/>(100,000)</text:p>
                </table:table-cell>
                <table:table-cell table:number-columns-repeated="1017"/>
              </table:table-row>
              <table:table-row table:style-name="ro9">
                <table:table-cell table:style-name="ce26"/>
                <table:table-cell table:style-name="ce36"/>
                <table:table-cell table:style-name="ce42" table:number-columns-repeated="3"/>
                <table:table-cell table:style-name="ce50" office:value-type="string">
                  <text:p>Miller Total</text:p>
                </table:table-cell>
                <table:table-cell table:style-name="ce52" table:formula="of:=SUBTOTAL(9;[.G235:.G244])" office:value-type="float" office:value="4124770.8">
                  <text:p><text:s/>4,124,77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C2610.1</text:p>
                </table:table-cell>
                <table:table-cell table:style-name="ce36" office:value-type="date" office:date-value="2001-05-25">
                  <text:p>5/25/01</text:p>
                </table:table-cell>
                <table:table-cell table:style-name="ce42" office:value-type="string">
                  <text:p>HS Energy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Orro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/>
                <table:table-cell table:style-name="ce36"/>
                <table:table-cell table:style-name="ce42" table:number-columns-repeated="3"/>
                <table:table-cell table:style-name="ce50" office:value-type="string">
                  <text:p>Orro Total</text:p>
                </table:table-cell>
                <table:table-cell table:style-name="ce52" table:formula="of:=SUBTOTAL(9;[.G246:.G246])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V1921.1/VV1921.2</text:p>
                </table:table-cell>
                <table:table-cell table:style-name="ce37" office:value-type="date" office:date-value="2001-08-10">
                  <text:p>10/08/2001</text:p>
                </table:table-cell>
                <table:table-cell table:style-name="ce27" office:value-type="string">
                  <text:p>E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-MGMT</text:p>
                </table:table-cell>
                <table:table-cell table:style-name="ce48" office:value-type="string">
                  <text:p>Shetal</text:p>
                </table:table-cell>
                <table:table-cell table:style-name="ce52" office:value-type="float" office:value="9202">
                  <text:p><text:s/>9,202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X1927</text:p>
                </table:table-cell>
                <table:table-cell table:style-name="ce37" office:value-type="date" office:date-value="2001-08-20">
                  <text:p>20/08/2001</text:p>
                </table:table-cell>
                <table:table-cell table:style-name="ce27" office:value-type="string">
                  <text:p>E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T-ROX</text:p>
                </table:table-cell>
                <table:table-cell table:style-name="ce48" office:value-type="string">
                  <text:p>Shetal</text:p>
                </table:table-cell>
                <table:table-cell table:style-name="ce52" office:value-type="float" office:value="25">
                  <text:p><text:s/>25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X1927</text:p>
                </table:table-cell>
                <table:table-cell table:style-name="ce37" office:value-type="date" office:date-value="2001-08-20">
                  <text:p>20/08/2001</text:p>
                </table:table-cell>
                <table:table-cell table:style-name="ce27" office:value-type="string">
                  <text:p>E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T-ROX</text:p>
                </table:table-cell>
                <table:table-cell table:style-name="ce48" office:value-type="string">
                  <text:p>Shetal</text:p>
                </table:table-cell>
                <table:table-cell table:style-name="ce52" office:value-type="float" office:value="-25">
                  <text:p><text:s/>(25)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V1921.1/VV1921.2</text:p>
                </table:table-cell>
                <table:table-cell table:style-name="ce37" office:value-type="date" office:date-value="2001-08-10">
                  <text:p>10/08/2001</text:p>
                </table:table-cell>
                <table:table-cell table:style-name="ce27" office:value-type="string">
                  <text:p>E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-MGMT</text:p>
                </table:table-cell>
                <table:table-cell table:style-name="ce48" office:value-type="string">
                  <text:p>Shetal</text:p>
                </table:table-cell>
                <table:table-cell table:style-name="ce52" office:value-type="float" office:value="-9202">
                  <text:p><text:s/>(9,202)</text:p>
                </table:table-cell>
                <table:table-cell table:number-columns-repeated="1017"/>
              </table:table-row>
              <table:table-row table:style-name="ro9">
                <table:table-cell table:style-name="ce27"/>
                <table:table-cell table:style-name="ce37"/>
                <table:table-cell table:style-name="ce27" table:number-columns-repeated="3"/>
                <table:table-cell table:style-name="ce50" office:value-type="string">
                  <text:p>Shetal Total</text:p>
                </table:table-cell>
                <table:table-cell table:style-name="ce52" table:formula="of:=SUBTOTAL(9;[.G248:.G251])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6907</text:p>
                </table:table-cell>
                <table:table-cell table:style-name="ce36" office:value-type="date" office:date-value="2001-05-23">
                  <text:p>5/23/01</text:p>
                </table:table-cell>
                <table:table-cell table:style-name="ce42" office:value-type="string">
                  <text:p>ft. Jam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South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/>
                <table:table-cell table:style-name="ce36"/>
                <table:table-cell table:style-name="ce42" table:number-columns-repeated="3"/>
                <table:table-cell table:style-name="ce50" office:value-type="string">
                  <text:p>South Total</text:p>
                </table:table-cell>
                <table:table-cell table:style-name="ce52" table:formula="of:=SUBTOTAL(9;[.G253:.G253])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2509</text:p>
                </table:table-cell>
                <table:table-cell table:style-name="ce39" office:value-type="date" office:date-value="2001-09-28">
                  <text:p>9/28/01</text:p>
                </table:table-cell>
                <table:table-cell table:style-name="ce29" office:value-type="string">
                  <text:p>Kennedy Oil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Staab</text:p>
                </table:table-cell>
                <table:table-cell table:style-name="ce15" office:value-type="float" office:value="5675">
                  <text:p><text:s/>5,675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R8745.1</text:p>
                </table:table-cell>
                <table:table-cell table:style-name="ce38" office:value-type="date" office:date-value="2001-07-27">
                  <text:p>7/27/01</text:p>
                </table:table-cell>
                <table:table-cell table:style-name="ce28" office:value-type="string">
                  <text:p>Dominion E&amp;P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FT-Denver</text:p>
                </table:table-cell>
                <table:table-cell table:style-name="ce48" office:value-type="string">
                  <text:p>Staab</text:p>
                </table:table-cell>
                <table:table-cell table:style-name="ce52" office:value-type="float" office:value="3013">
                  <text:p><text:s/>3,013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2717</text:p>
                </table:table-cell>
                <table:table-cell table:style-name="ce39" office:value-type="date" office:date-value="2001-09-28">
                  <text:p>9/28/01</text:p>
                </table:table-cell>
                <table:table-cell table:style-name="ce29" office:value-type="string">
                  <text:p>North Finn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Staab</text:p>
                </table:table-cell>
                <table:table-cell table:style-name="ce15" office:value-type="float" office:value="2616">
                  <text:p><text:s/>2,616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2611</text:p>
                </table:table-cell>
                <table:table-cell table:style-name="ce39" office:value-type="date" office:date-value="2001-09-28">
                  <text:p>9/28/01</text:p>
                </table:table-cell>
                <table:table-cell table:style-name="ce29" office:value-type="string">
                  <text:p>Citation Oil and Ga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Staab</text:p>
                </table:table-cell>
                <table:table-cell table:style-name="ce15" office:value-type="float" office:value="2006">
                  <text:p><text:s/>2,006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2703</text:p>
                </table:table-cell>
                <table:table-cell table:style-name="ce39" office:value-type="date" office:date-value="2001-09-28">
                  <text:p>9/28/01</text:p>
                </table:table-cell>
                <table:table-cell table:style-name="ce29" office:value-type="string">
                  <text:p>Wellstar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Staab</text:p>
                </table:table-cell>
                <table:table-cell table:style-name="ce15" office:value-type="float" office:value="1581">
                  <text:p><text:s/>1,581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2619</text:p>
                </table:table-cell>
                <table:table-cell table:style-name="ce39" office:value-type="date" office:date-value="2001-09-28">
                  <text:p>9/28/01</text:p>
                </table:table-cell>
                <table:table-cell table:style-name="ce29" office:value-type="string">
                  <text:p>Quantum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Staab</text:p>
                </table:table-cell>
                <table:table-cell table:style-name="ce15" office:value-type="float" office:value="78">
                  <text:p><text:s/>78 </text:p>
                </table:table-cell>
                <table:table-cell table:number-columns-repeated="1017"/>
              </table:table-row>
              <table:table-row table:style-name="ro9">
                <table:table-cell table:style-name="ce29"/>
                <table:table-cell table:style-name="ce39"/>
                <table:table-cell table:style-name="ce29"/>
                <table:table-cell table:style-name="ce27"/>
                <table:table-cell table:style-name="ce29"/>
                <table:table-cell table:style-name="ce50" office:value-type="string">
                  <text:p>Staab Total</text:p>
                </table:table-cell>
                <table:table-cell table:style-name="ce15" table:formula="of:=SUBTOTAL(9;[.G255:.G260])" office:value-type="float" office:value="14969">
                  <text:p><text:s/>14,96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29">
                  <text:p>29</text:p>
                </table:table-cell>
                <table:table-cell table:style-name="ce36" office:value-type="date" office:date-value="2001-04-19">
                  <text:p>4/19/01</text:p>
                </table:table-cell>
                <table:table-cell table:style-name="ce42" office:value-type="string">
                  <text:p>NWP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25360942">
                  <text:p><text:s/>25,360,94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720617">
                  <text:p>720617</text:p>
                </table:table-cell>
                <table:table-cell table:style-name="ce36" office:value-type="date" office:date-value="2001-04-06">
                  <text:p>4/6/01</text:p>
                </table:table-cell>
                <table:table-cell table:style-name="ce42" office:value-type="string">
                  <text:p>TransAlta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4164360">
                  <text:p><text:s/>4,164,36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EC3952.35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PG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2003309">
                  <text:p><text:s/>2,003,30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4234</text:p>
                </table:table-cell>
                <table:table-cell table:style-name="ce36" office:value-type="date" office:date-value="2001-06-26">
                  <text:p>6/26/01</text:p>
                </table:table-cell>
                <table:table-cell table:style-name="ce42" office:value-type="string">
                  <text:p>Rockies to Socal Transport (producer annuity)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831253">
                  <text:p><text:s/>1,831,253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Kern/Socal Trans.</text:p>
                </table:table-cell>
                <table:table-cell table:style-name="ce38" office:value-type="date" office:date-value="2001-07-06">
                  <text:p>7/6/01</text:p>
                </table:table-cell>
                <table:table-cell table:style-name="ce28"/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245865">
                  <text:p><text:s/>1,245,86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6292</text:p>
                </table:table-cell>
                <table:table-cell table:style-name="ce36" office:value-type="date" office:date-value="2001-01-25">
                  <text:p>1/25/01</text:p>
                </table:table-cell>
                <table:table-cell table:style-name="ce42" office:value-type="string">
                  <text:p>FT-CAND-EGSC (CANADA)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180000">
                  <text:p><text:s/>1,180,0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4234</text:p>
                </table:table-cell>
                <table:table-cell table:style-name="ce37" office:value-type="date" office:date-value="2001-08-14">
                  <text:p>14/08/2001</text:p>
                </table:table-cell>
                <table:table-cell table:style-name="ce27" office:value-type="string">
                  <text:p>KERN/PRODUCER PAYMENT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CAL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500000">
                  <text:p><text:s/>500,0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4234</text:p>
                </table:table-cell>
                <table:table-cell table:style-name="ce37" office:value-type="date" office:date-value="2001-08-20">
                  <text:p>20/08/2001</text:p>
                </table:table-cell>
                <table:table-cell table:style-name="ce27" office:value-type="string">
                  <text:p>KERN/PRODUCER PAYMENT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CAL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325121.72">
                  <text:p><text:s/>325,12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K5339</text:p>
                </table:table-cell>
                <table:table-cell table:style-name="ce36" office:value-type="date" office:date-value="2001-01-10">
                  <text:p>1/10/01</text:p>
                </table:table-cell>
                <table:table-cell table:style-name="ce42" office:value-type="string">
                  <text:p>Mercada Gas Servic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81913">
                  <text:p><text:s/>181,913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7&amp;8</text:p>
                </table:table-cell>
                <table:table-cell table:style-name="ce36" office:value-type="date" office:date-value="2001-02-08">
                  <text:p>2/8/01</text:p>
                </table:table-cell>
                <table:table-cell table:style-name="ce42" office:value-type="string">
                  <text:p>Mercad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54000">
                  <text:p><text:s/>154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C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MGMT-WEST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44375">
                  <text:p><text:s/>144,37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V8440.1</text:p>
                </table:table-cell>
                <table:table-cell table:style-name="ce36" office:value-type="date" office:date-value="2001-03-07">
                  <text:p>3/7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19560">
                  <text:p><text:s/>119,56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10337.1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07000">
                  <text:p><text:s/>107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T5176</text:p>
                </table:table-cell>
                <table:table-cell table:style-name="ce36" office:value-type="date" office:date-value="2001-03-20">
                  <text:p>3/20/01</text:p>
                </table:table-cell>
                <table:table-cell table:style-name="ce42" office:value-type="string">
                  <text:p>AEC Marketing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75000">
                  <text:p><text:s/>75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A5249/796406</text:p>
                </table:table-cell>
                <table:table-cell table:style-name="ce36" office:value-type="date" office:date-value="2001-05-17">
                  <text:p>5/17/01</text:p>
                </table:table-cell>
                <table:table-cell table:style-name="ce42" office:value-type="string">
                  <text:p>Transport Sierra Pacific Power Company &amp; Cinergy Marketing &amp; Trading LLC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39040">
                  <text:p><text:s/>39,04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D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JR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33120">
                  <text:p><text:s/>33,12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</text:p>
                </table:table-cell>
                <table:table-cell table:style-name="ce36" office:value-type="date" office:date-value="2001-04-11">
                  <text:p>4/11/01</text:p>
                </table:table-cell>
                <table:table-cell table:style-name="ce42" office:value-type="string">
                  <text:p>Mercad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26700">
                  <text:p><text:s/>26,7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3369</text:p>
                </table:table-cell>
                <table:table-cell table:style-name="ce36" office:value-type="date" office:date-value="2001-02-16">
                  <text:p>2/16/01</text:p>
                </table:table-cell>
                <table:table-cell table:style-name="ce42" office:value-type="string">
                  <text:p>ECC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7700">
                  <text:p><text:s/>17,7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T8896</text:p>
                </table:table-cell>
                <table:table-cell table:style-name="ce37" office:value-type="date" office:date-value="2001-08-03">
                  <text:p>3/08/2001</text:p>
                </table:table-cell>
                <table:table-cell table:style-name="ce27" office:value-type="string">
                  <text:p>Petro-Canada Hydrocarbon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T-CAL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17381.95">
                  <text:p><text:s/>17,38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F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JR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8375">
                  <text:p><text:s/>8,37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f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8000">
                  <text:p><text:s/>8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E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JR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5520">
                  <text:p><text:s/>5,52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E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5500">
                  <text:p><text:s/>5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V8440</text:p>
                </table:table-cell>
                <table:table-cell table:style-name="ce36" office:value-type="date" office:date-value="2001-03-07">
                  <text:p>3/7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">
                  <text:p>6</text:p>
                </table:table-cell>
                <table:table-cell table:style-name="ce36" office:value-type="date" office:date-value="2001-04-12">
                  <text:p>4/12/01</text:p>
                </table:table-cell>
                <table:table-cell table:style-name="ce42"/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-21887">
                  <text:p><text:s/>(21,887)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30">
                  <text:p>30</text:p>
                </table:table-cell>
                <table:table-cell table:style-name="ce36" office:value-type="date" office:date-value="2001-04-20">
                  <text:p>4/20/01</text:p>
                </table:table-cell>
                <table:table-cell table:style-name="ce42" office:value-type="string">
                  <text:p>NWP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-1500000">
                  <text:p><text:s/>(1,500,000)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Transport Model (84 to 87)</text:p>
                </table:table-cell>
                <table:table-cell table:style-name="ce36" office:value-type="date" office:date-value="2001-05-16">
                  <text:p>5/16/01</text:p>
                </table:table-cell>
                <table:table-cell table:style-name="ce42" office:value-type="string">
                  <text:p>NWP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Tycholiz</text:p>
                </table:table-cell>
                <table:table-cell table:style-name="ce52" office:value-type="float" office:value="-14000000">
                  <text:p><text:s/>(14,000,000)</text:p>
                </table:table-cell>
                <table:table-cell table:number-columns-repeated="1017"/>
              </table:table-row>
              <table:table-row table:style-name="ro9">
                <table:table-cell table:style-name="ce26"/>
                <table:table-cell table:style-name="ce36"/>
                <table:table-cell table:style-name="ce42" table:number-columns-repeated="3"/>
                <table:table-cell table:style-name="ce50" office:value-type="string">
                  <text:p>Tycholiz Total</text:p>
                </table:table-cell>
                <table:table-cell table:style-name="ce52" table:formula="of:=SUBTOTAL(9;[.G262:.G288])" office:value-type="float" office:value="22032148.67">
                  <text:p><text:s/>22,032,14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70861</text:p>
                </table:table-cell>
                <table:table-cell table:style-name="ce36" office:value-type="date" office:date-value="2001-05-01">
                  <text:p>5/1/01</text:p>
                </table:table-cell>
                <table:table-cell table:style-name="ce42" office:value-type="string">
                  <text:p>Tucs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87600">
                  <text:p><text:s/>287,60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835457/VM8665</text:p>
                </table:table-cell>
                <table:table-cell table:style-name="ce38" office:value-type="date" office:date-value="2001-07-09">
                  <text:p>7/9/01</text:p>
                </table:table-cell>
                <table:table-cell table:style-name="ce28" office:value-type="string">
                  <text:p>Citizens Communications (Deamnd Charges (0.09)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85902">
                  <text:p><text:s/>185,90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A2303</text:p>
                </table:table-cell>
                <table:table-cell table:style-name="ce36" office:value-type="date" office:date-value="2001-05-16">
                  <text:p>5/16/01</text:p>
                </table:table-cell>
                <table:table-cell table:style-name="ce42" office:value-type="string">
                  <text:p>Tucs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66850">
                  <text:p><text:s/>166,85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Q4106</text:p>
                </table:table-cell>
                <table:table-cell table:style-name="ce38" office:value-type="date" office:date-value="2001-07-23">
                  <text:p>7/23/01</text:p>
                </table:table-cell>
                <table:table-cell table:style-name="ce28" office:value-type="string">
                  <text:p>Palo Alto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66731">
                  <text:p><text:s/>166,73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R1502</text:p>
                </table:table-cell>
                <table:table-cell table:style-name="ce36" office:value-type="date" office:date-value="2001-02-09">
                  <text:p>2/9/01</text:p>
                </table:table-cell>
                <table:table-cell table:style-name="ce42" office:value-type="string">
                  <text:p>Merced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56366">
                  <text:p><text:s/>156,36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E1156</text:p>
                </table:table-cell>
                <table:table-cell table:style-name="ce36" office:value-type="date" office:date-value="2001-06-01">
                  <text:p>6/1/01</text:p>
                </table:table-cell>
                <table:table-cell table:style-name="ce42" office:value-type="string">
                  <text:p>Elpas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39857">
                  <text:p><text:s/>139,857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H6422?889419</text:p>
                </table:table-cell>
                <table:table-cell table:style-name="ce38" office:value-type="date" office:date-value="2001-07-11">
                  <text:p>7/11/01</text:p>
                </table:table-cell>
                <table:table-cell table:style-name="ce28" office:value-type="string">
                  <text:p>City of Palo Alto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36354.1">
                  <text:p><text:s/>136,354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39711</text:p>
                </table:table-cell>
                <table:table-cell table:style-name="ce36" office:value-type="date" office:date-value="2001-04-17">
                  <text:p>4/17/01</text:p>
                </table:table-cell>
                <table:table-cell table:style-name="ce42" office:value-type="string">
                  <text:p>Pala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86220">
                  <text:p><text:s/>86,22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T9214</text:p>
                </table:table-cell>
                <table:table-cell table:style-name="ce37" office:value-type="date" office:date-value="2001-08-06">
                  <text:p>6/08/2001</text:p>
                </table:table-cell>
                <table:table-cell table:style-name="ce27" office:value-type="string">
                  <text:p>Mesa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73064">
                  <text:p><text:s/>73,064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VC7636</text:p>
                </table:table-cell>
                <table:table-cell table:style-name="ce39" office:value-type="date" office:date-value="2001-09-13">
                  <text:p>9/13/01</text:p>
                </table:table-cell>
                <table:table-cell table:style-name="ce29" office:value-type="string">
                  <text:p>Palo Alto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60903">
                  <text:p><text:s/>60,903 </text:p>
                </table:table-cell>
                <table:table-cell table:number-columns-repeated="1017"/>
              </table:table-row>
              <table:table-row table:style-name="ro9">
                <table:table-cell table:style-name="ce32" office:value-type="string">
                  <text:p>VH6424</text:p>
                </table:table-cell>
                <table:table-cell table:style-name="ce37" office:value-type="date" office:date-value="2001-08-14">
                  <text:p>14/08/2001</text:p>
                </table:table-cell>
                <table:table-cell table:style-name="ce27" office:value-type="string">
                  <text:p>CITY OF PALO ALTO (UNWINDS)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FT-WEST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48606">
                  <text:p><text:s/>48,606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R1040</text:p>
                </table:table-cell>
                <table:table-cell table:style-name="ce38" office:value-type="date" office:date-value="2001-07-25">
                  <text:p>7/25/01</text:p>
                </table:table-cell>
                <table:table-cell table:style-name="ce28" office:value-type="string">
                  <text:p>Palo Alto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42250">
                  <text:p><text:s/>42,25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T9214</text:p>
                </table:table-cell>
                <table:table-cell table:style-name="ce37" office:value-type="date" office:date-value="2001-08-03">
                  <text:p>3/08/2001</text:p>
                </table:table-cell>
                <table:table-cell table:style-name="ce27" office:value-type="string">
                  <text:p>Mesa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5830">
                  <text:p><text:s/>35,83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41871.1</text:p>
                </table:table-cell>
                <table:table-cell table:style-name="ce36" office:value-type="date" office:date-value="2001-04-19">
                  <text:p>4/19/01</text:p>
                </table:table-cell>
                <table:table-cell table:style-name="ce42" office:value-type="string">
                  <text:p>Western New Mexico Natural Gas Co.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9220">
                  <text:p><text:s/>29,22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2255</text:p>
                </table:table-cell>
                <table:table-cell table:style-name="ce36" office:value-type="date" office:date-value="2001-05-22">
                  <text:p>5/22/01</text:p>
                </table:table-cell>
                <table:table-cell table:style-name="ce42" office:value-type="string">
                  <text:p>City of Mes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8665">
                  <text:p><text:s/>28,66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2203</text:p>
                </table:table-cell>
                <table:table-cell table:style-name="ce36" office:value-type="date" office:date-value="2001-06-06">
                  <text:p>6/6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6850">
                  <text:p><text:s/>26,8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0191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3500">
                  <text:p><text:s/>23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581479">
                  <text:p>581479</text:p>
                </table:table-cell>
                <table:table-cell table:style-name="ce36" office:value-type="date" office:date-value="2001-01-30">
                  <text:p>1/30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2260">
                  <text:p><text:s/>22,26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80973</text:p>
                </table:table-cell>
                <table:table-cell table:style-name="ce36" office:value-type="date" office:date-value="2001-05-07">
                  <text:p>5/7/01</text:p>
                </table:table-cell>
                <table:table-cell table:style-name="ce42" office:value-type="string">
                  <text:p>Palo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1270">
                  <text:p><text:s/>21,27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H6423</text:p>
                </table:table-cell>
                <table:table-cell table:style-name="ce37" office:value-type="date" office:date-value="2001-08-15">
                  <text:p>15/08/2001</text:p>
                </table:table-cell>
                <table:table-cell table:style-name="ce27" office:value-type="string">
                  <text:p>CITY OF PALO ALTO (UNWINDS)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0000">
                  <text:p><text:s/>20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9715">
                  <text:p>699715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City of 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8722.5">
                  <text:p><text:s/>18,723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39711</text:p>
                </table:table-cell>
                <table:table-cell table:style-name="ce36" office:value-type="date" office:date-value="2001-04-17">
                  <text:p>4/17/01</text:p>
                </table:table-cell>
                <table:table-cell table:style-name="ce42" office:value-type="string">
                  <text:p>Pala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8255">
                  <text:p><text:s/>18,25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T5520</text:p>
                </table:table-cell>
                <table:table-cell table:style-name="ce36" office:value-type="date" office:date-value="2001-02-23">
                  <text:p>2/23/01</text:p>
                </table:table-cell>
                <table:table-cell table:style-name="ce42" office:value-type="string">
                  <text:p>City of 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8250">
                  <text:p><text:s/>18,2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0119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6830">
                  <text:p><text:s/>16,83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6769</text:p>
                </table:table-cell>
                <table:table-cell table:style-name="ce36" office:value-type="date" office:date-value="2001-05-23">
                  <text:p>5/23/01</text:p>
                </table:table-cell>
                <table:table-cell table:style-name="ce42" office:value-type="string">
                  <text:p>A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6680">
                  <text:p><text:s/>16,68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947739">
                  <text:p>947739 </text:p>
                </table:table-cell>
                <table:table-cell table:style-name="ce38" office:value-type="date" office:date-value="2001-07-26">
                  <text:p>7/26/01</text:p>
                </table:table-cell>
                <table:table-cell table:style-name="ce28" office:value-type="string">
                  <text:p>Smurfit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6275">
                  <text:p><text:s/>16,27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R0453</text:p>
                </table:table-cell>
                <table:table-cell table:style-name="ce36" office:value-type="date" office:date-value="2001-04-11">
                  <text:p>4/11/01</text:p>
                </table:table-cell>
                <table:table-cell table:style-name="ce42" office:value-type="string">
                  <text:p>City of 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4600">
                  <text:p><text:s/>14,6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R0453</text:p>
                </table:table-cell>
                <table:table-cell table:style-name="ce36" office:value-type="date" office:date-value="2001-02-08">
                  <text:p>2/8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4152">
                  <text:p><text:s/>14,152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N4932</text:p>
                </table:table-cell>
                <table:table-cell table:style-name="ce38" office:value-type="date" office:date-value="2001-07-11">
                  <text:p>7/11/01</text:p>
                </table:table-cell>
                <table:table-cell table:style-name="ce28" office:value-type="string">
                  <text:p>AES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2000">
                  <text:p><text:s/>12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A7344</text:p>
                </table:table-cell>
                <table:table-cell table:style-name="ce36" office:value-type="date" office:date-value="2001-05-18">
                  <text:p>5/18/01</text:p>
                </table:table-cell>
                <table:table-cell table:style-name="ce42" office:value-type="string">
                  <text:p>A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996">
                  <text:p><text:s/>11,99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T5822</text:p>
                </table:table-cell>
                <table:table-cell table:style-name="ce36" office:value-type="date" office:date-value="2001-02-23">
                  <text:p>2/23/01</text:p>
                </table:table-cell>
                <table:table-cell table:style-name="ce42" office:value-type="string">
                  <text:p>Smurfit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625">
                  <text:p><text:s/>11,62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41871.1</text:p>
                </table:table-cell>
                <table:table-cell table:style-name="ce36" office:value-type="date" office:date-value="2001-04-19">
                  <text:p>4/19/01</text:p>
                </table:table-cell>
                <table:table-cell table:style-name="ce42" office:value-type="string">
                  <text:p>Smurfit Capacit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625">
                  <text:p><text:s/>11,62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G6036.1</text:p>
                </table:table-cell>
                <table:table-cell table:style-name="ce36" office:value-type="date" office:date-value="2001-06-12">
                  <text:p>6/12/01</text:p>
                </table:table-cell>
                <table:table-cell table:style-name="ce42" office:value-type="string">
                  <text:p>Smurfit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625">
                  <text:p><text:s/>11,62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4578</text:p>
                </table:table-cell>
                <table:table-cell table:style-name="ce36" office:value-type="date" office:date-value="2001-03-21">
                  <text:p>3/21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JR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500">
                  <text:p><text:s/>11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W8457</text:p>
                </table:table-cell>
                <table:table-cell table:style-name="ce36" office:value-type="date" office:date-value="2001-03-29">
                  <text:p>3/29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500">
                  <text:p><text:s/>11,500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VA2311.F</text:p>
                </table:table-cell>
                <table:table-cell table:style-name="ce39" office:value-type="date" office:date-value="2001-09-19">
                  <text:p>9/19/01</text:p>
                </table:table-cell>
                <table:table-cell table:style-name="ce29" office:value-type="string">
                  <text:p>Palo Alto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11435">
                  <text:p><text:s/>11,43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Y3799</text:p>
                </table:table-cell>
                <table:table-cell table:style-name="ce36" office:value-type="date" office:date-value="2001-03-22">
                  <text:p>3/22/01</text:p>
                </table:table-cell>
                <table:table-cell table:style-name="ce42" office:value-type="string">
                  <text:p>Smurfet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250">
                  <text:p><text:s/>11,2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6369993/V49670.2</text:p>
                </table:table-cell>
                <table:table-cell table:style-name="ce36" office:value-type="date" office:date-value="2001-05-17">
                  <text:p>5/17/01</text:p>
                </table:table-cell>
                <table:table-cell table:style-name="ce42" office:value-type="string">
                  <text:p>Smurfit-Stone Container Corporati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table:formula="of:=0.05*7500*30" office:value-type="float" office:value="11250">
                  <text:p><text:s/>11,25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y07625</text:p>
                </table:table-cell>
                <table:table-cell table:style-name="ce37" office:value-type="date" office:date-value="2001-08-31">
                  <text:p>31/08/2001</text:p>
                </table:table-cell>
                <table:table-cell table:style-name="ce27" office:value-type="string">
                  <text:p>Bonneville Fuels Corp.</text:p>
                </table:table-cell>
                <table:table-cell table:style-name="ce27" office:value-type="string">
                  <text:p>West Gas</text:p>
                </table:table-cell>
                <table:table-cell table:style-name="ce44" office:value-type="string">
                  <text:p>Options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0950">
                  <text:p><text:s/>10,950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NB3939.3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Houston Energy Ser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10000">
                  <text:p><text:s/>10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6422</text:p>
                </table:table-cell>
                <table:table-cell table:style-name="ce36" office:value-type="date" office:date-value="2001-06-15">
                  <text:p>6/15/01</text:p>
                </table:table-cell>
                <table:table-cell table:style-name="ce42" office:value-type="string">
                  <text:p>Palo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9257">
                  <text:p><text:s/>9,257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N</text:p>
                </table:table-cell>
                <table:table-cell table:style-name="ce36" office:value-type="date" office:date-value="2001-04-05">
                  <text:p>4/5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9167">
                  <text:p><text:s/>9,167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6422</text:p>
                </table:table-cell>
                <table:table-cell table:style-name="ce36" office:value-type="date" office:date-value="2001-06-15">
                  <text:p>6/15/01</text:p>
                </table:table-cell>
                <table:table-cell table:style-name="ce42" office:value-type="string">
                  <text:p>Palo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8850">
                  <text:p><text:s/>8,8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S</text:p>
                </table:table-cell>
                <table:table-cell table:style-name="ce36" office:value-type="date" office:date-value="2001-04-17">
                  <text:p>4/17/01</text:p>
                </table:table-cell>
                <table:table-cell table:style-name="ce42" office:value-type="string">
                  <text:p>Citizens 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8608">
                  <text:p><text:s/>8,608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H6422</text:p>
                </table:table-cell>
                <table:table-cell table:style-name="ce37" office:value-type="date" office:date-value="2001-08-14">
                  <text:p>14/08/2001</text:p>
                </table:table-cell>
                <table:table-cell table:style-name="ce27" office:value-type="string">
                  <text:p>CITY OF PALO ALTO (UNWINDS)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CAL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8491">
                  <text:p><text:s/>8,49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826044">
                  <text:p>826044</text:p>
                </table:table-cell>
                <table:table-cell table:style-name="ce36" office:value-type="date" office:date-value="2001-06-01">
                  <text:p>6/1/01</text:p>
                </table:table-cell>
                <table:table-cell table:style-name="ce42" office:value-type="string">
                  <text:p>AES New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7800">
                  <text:p><text:s/>7,80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Y2649</text:p>
                </table:table-cell>
                <table:table-cell table:style-name="ce37" office:value-type="date" office:date-value="2001-08-23">
                  <text:p>23/08/2001</text:p>
                </table:table-cell>
                <table:table-cell table:style-name="ce27" office:value-type="string">
                  <text:p>Palo Alto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7460">
                  <text:p><text:s/>7,46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E1190</text:p>
                </table:table-cell>
                <table:table-cell table:style-name="ce36" office:value-type="date" office:date-value="2001-06-01">
                  <text:p>6/1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7319">
                  <text:p><text:s/>7,319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0506</text:p>
                </table:table-cell>
                <table:table-cell table:style-name="ce39" office:value-type="date" office:date-value="2001-09-18">
                  <text:p>9/18/01</text:p>
                </table:table-cell>
                <table:table-cell table:style-name="ce29" office:value-type="string">
                  <text:p>Hesco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7300">
                  <text:p><text:s/>7,3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">
                  <text:p>6</text:p>
                </table:table-cell>
                <table:table-cell table:style-name="ce36" office:value-type="date" office:date-value="2001-05-02">
                  <text:p>5/2/01</text:p>
                </table:table-cell>
                <table:table-cell table:style-name="ce42" office:value-type="string">
                  <text:p>City of Pasadena (May Transport)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table:formula="of:=2430*31*0.09" office:value-type="float" office:value="6779.7">
                  <text:p><text:s/>6,78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k</text:p>
                </table:table-cell>
                <table:table-cell table:style-name="ce36" office:value-type="date" office:date-value="2001-03-30">
                  <text:p>3/30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6700">
                  <text:p><text:s/>6,7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609214/725150</text:p>
                </table:table-cell>
                <table:table-cell table:style-name="ce36" office:value-type="date" office:date-value="2001-04-11">
                  <text:p>4/11/01</text:p>
                </table:table-cell>
                <table:table-cell table:style-name="ce42" office:value-type="string">
                  <text:p>City of Pasadena(addition to overage granted 3/29/01)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6561">
                  <text:p><text:s/>6,56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0023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6388">
                  <text:p><text:s/>6,38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0003</text:p>
                </table:table-cell>
                <table:table-cell table:style-name="ce36" office:value-type="date" office:date-value="2001-06-13">
                  <text:p>6/13/01</text:p>
                </table:table-cell>
                <table:table-cell table:style-name="ce42" office:value-type="string">
                  <text:p>Pala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5951">
                  <text:p><text:s/>5,95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0023</text:p>
                </table:table-cell>
                <table:table-cell table:style-name="ce36" office:value-type="date" office:date-value="2001-06-13">
                  <text:p>6/13/01</text:p>
                </table:table-cell>
                <table:table-cell table:style-name="ce42" office:value-type="string">
                  <text:p>Pala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5687">
                  <text:p><text:s/>5,687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EU8529.Y</text:p>
                </table:table-cell>
                <table:table-cell table:style-name="ce38" office:value-type="date" office:date-value="2001-07-26">
                  <text:p>7/26/01</text:p>
                </table:table-cell>
                <table:table-cell table:style-name="ce28" office:value-type="string">
                  <text:p>Citizen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5650">
                  <text:p><text:s/>5,6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6425</text:p>
                </table:table-cell>
                <table:table-cell table:style-name="ce36" office:value-type="date" office:date-value="2001-06-15">
                  <text:p>6/15/01</text:p>
                </table:table-cell>
                <table:table-cell table:style-name="ce42" office:value-type="string">
                  <text:p>EOTT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4706">
                  <text:p><text:s/>4,706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3300</text:p>
                </table:table-cell>
                <table:table-cell table:style-name="ce39" office:value-type="date" office:date-value="2001-09-24">
                  <text:p>9/24/01</text:p>
                </table:table-cell>
                <table:table-cell table:style-name="ce29" office:value-type="string">
                  <text:p>SMURFIT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C-CAL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4647.36">
                  <text:p><text:s/>4,647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X2253</text:p>
                </table:table-cell>
                <table:table-cell table:style-name="ce37" office:value-type="date" office:date-value="2001-08-20">
                  <text:p>20/08/2001</text:p>
                </table:table-cell>
                <table:table-cell table:style-name="ce27" office:value-type="string">
                  <text:p>Smurfit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WC-CAL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4494.58">
                  <text:p><text:s/>4,49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M2330.1</text:p>
                </table:table-cell>
                <table:table-cell table:style-name="ce36" office:value-type="date" office:date-value="2001-01-19">
                  <text:p>1/19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4438">
                  <text:p><text:s/>4,438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6484</text:p>
                </table:table-cell>
                <table:table-cell table:style-name="ce36" office:value-type="date" office:date-value="2001-06-25">
                  <text:p>6/25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670">
                  <text:p><text:s/>3,67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601</text:p>
                </table:table-cell>
                <table:table-cell table:style-name="ce36" office:value-type="date" office:date-value="2001-06-01">
                  <text:p>6/1/01</text:p>
                </table:table-cell>
                <table:table-cell table:style-name="ce42" office:value-type="string">
                  <text:p>City of Pasadena (Transport for June)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645">
                  <text:p><text:s/>3,64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9822</text:p>
                </table:table-cell>
                <table:table-cell table:style-name="ce36" office:value-type="date" office:date-value="2001-05-24">
                  <text:p>5/24/01</text:p>
                </table:table-cell>
                <table:table-cell table:style-name="ce42" office:value-type="string">
                  <text:p>A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569">
                  <text:p><text:s/>3,56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j</text:p>
                </table:table-cell>
                <table:table-cell table:style-name="ce36" office:value-type="date" office:date-value="2001-03-29">
                  <text:p>3/29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500">
                  <text:p><text:s/>3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5">
                  <text:p>4/5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400">
                  <text:p><text:s/>3,4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5113</text:p>
                </table:table-cell>
                <table:table-cell table:style-name="ce36" office:value-type="date" office:date-value="2001-06-07">
                  <text:p>6/7/01</text:p>
                </table:table-cell>
                <table:table-cell table:style-name="ce42" office:value-type="string">
                  <text:p>Hesc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021">
                  <text:p><text:s/>3,02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EU8529</text:p>
                </table:table-cell>
                <table:table-cell table:style-name="ce36" office:value-type="date" office:date-value="2001-02-16">
                  <text:p>2/16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000">
                  <text:p><text:s/>3,00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895696/VL5882</text:p>
                </table:table-cell>
                <table:table-cell table:style-name="ce38" office:value-type="date" office:date-value="2001-07-02">
                  <text:p>7/2/01</text:p>
                </table:table-cell>
                <table:table-cell table:style-name="ce28" office:value-type="string">
                  <text:p>Arizona Public Service Company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W-Keyston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900">
                  <text:p><text:s/>2,9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3-22">
                  <text:p>3/22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800">
                  <text:p><text:s/>2,800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0671</text:p>
                </table:table-cell>
                <table:table-cell table:style-name="ce39" office:value-type="date" office:date-value="2001-09-24">
                  <text:p>9/24/01</text:p>
                </table:table-cell>
                <table:table-cell table:style-name="ce29" office:value-type="string">
                  <text:p>HESCO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C-CAL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2704.7">
                  <text:p><text:s/>2,70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V</text:p>
                </table:table-cell>
                <table:table-cell table:style-name="ce36" office:value-type="date" office:date-value="2001-04-26">
                  <text:p>4/26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125">
                  <text:p><text:s/>2,12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Q</text:p>
                </table:table-cell>
                <table:table-cell table:style-name="ce36" office:value-type="date" office:date-value="2001-04-11">
                  <text:p>4/11/01</text:p>
                </table:table-cell>
                <table:table-cell table:style-name="ce42" office:value-type="string">
                  <text:p>Citizens (Daily/Tom)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JR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049">
                  <text:p><text:s/>2,04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5919</text:p>
                </table:table-cell>
                <table:table-cell table:style-name="ce36" office:value-type="date" office:date-value="2001-06-15">
                  <text:p>6/15/01</text:p>
                </table:table-cell>
                <table:table-cell table:style-name="ce42" office:value-type="string">
                  <text:p>AES New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562">
                  <text:p><text:s/>1,56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K6828.1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AES New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550">
                  <text:p><text:s/>1,55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B0897.1</text:p>
                </table:table-cell>
                <table:table-cell table:style-name="ce36" office:value-type="date" office:date-value="2001-05-21">
                  <text:p>5/21/01</text:p>
                </table:table-cell>
                <table:table-cell table:style-name="ce42" office:value-type="string">
                  <text:p>AP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500">
                  <text:p><text:s/>1,5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3">
                  <text:p>4/3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451">
                  <text:p><text:s/>1,451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4404</text:p>
                </table:table-cell>
                <table:table-cell table:style-name="ce39" office:value-type="date" office:date-value="2001-09-24">
                  <text:p>9/24/01</text:p>
                </table:table-cell>
                <table:table-cell table:style-name="ce29" office:value-type="string">
                  <text:p>AE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1350">
                  <text:p><text:s/>1,35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VPP5162</text:p>
                </table:table-cell>
                <table:table-cell table:style-name="ce38" office:value-type="date" office:date-value="2001-07-20">
                  <text:p>7/20/01</text:p>
                </table:table-cell>
                <table:table-cell table:style-name="ce28" office:value-type="string">
                  <text:p>Citizen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79">
                  <text:p><text:s/>1,179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EU8529.Y</text:p>
                </table:table-cell>
                <table:table-cell table:style-name="ce38" office:value-type="date" office:date-value="2001-07-30">
                  <text:p>7/30/01</text:p>
                </table:table-cell>
                <table:table-cell table:style-name="ce28" office:value-type="string">
                  <text:p>Citizen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130">
                  <text:p><text:s/>1,13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2407</text:p>
                </table:table-cell>
                <table:table-cell table:style-name="ce36" office:value-type="date" office:date-value="2001-06-19">
                  <text:p>6/19/01</text:p>
                </table:table-cell>
                <table:table-cell table:style-name="ce42" office:value-type="string">
                  <text:p>AES New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042">
                  <text:p><text:s/>1,042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float" office:value="943821">
                  <text:p>943821 </text:p>
                </table:table-cell>
                <table:table-cell table:style-name="ce38" office:value-type="date" office:date-value="2001-07-25">
                  <text:p>7/25/01</text:p>
                </table:table-cell>
                <table:table-cell table:style-name="ce28" office:value-type="string">
                  <text:p>AES/NEW ENERGY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1000">
                  <text:p><text:s/>1,000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4519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Houston Energy Ser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1000">
                  <text:p><text:s/>1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3">
                  <text:p>4/3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999">
                  <text:p><text:s/>999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5">
                  <text:p>4/5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850">
                  <text:p><text:s/>850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58619</text:p>
                </table:table-cell>
                <table:table-cell table:style-name="ce39" office:value-type="date" office:date-value="2001-09-24">
                  <text:p>9/24/01</text:p>
                </table:table-cell>
                <table:table-cell table:style-name="ce29" office:value-type="string">
                  <text:p>HESCO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C-CAL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811.42">
                  <text:p><text:s/>811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R</text:p>
                </table:table-cell>
                <table:table-cell table:style-name="ce36" office:value-type="date" office:date-value="2001-04-16">
                  <text:p>4/16/01</text:p>
                </table:table-cell>
                <table:table-cell table:style-name="ce42" office:value-type="string">
                  <text:p>Citizens (Daily/Tom)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JR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756">
                  <text:p><text:s/>75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581463">
                  <text:p>581463</text:p>
                </table:table-cell>
                <table:table-cell table:style-name="ce36" office:value-type="date" office:date-value="2001-03-29">
                  <text:p>3/29/01</text:p>
                </table:table-cell>
                <table:table-cell table:style-name="ce42" office:value-type="string">
                  <text:p>City of 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table:formula="of:=((2430*30*0.01)/1000)*1000" office:value-type="float" office:value="729">
                  <text:p><text:s/>729 </text:p>
                </table:table-cell>
                <table:table-cell table:number-columns-repeated="1017"/>
              </table:table-row>
              <table:table-row table:style-name="ro9">
                <table:table-cell table:style-name="ce33" office:value-type="string">
                  <text:p>VP5162</text:p>
                </table:table-cell>
                <table:table-cell table:style-name="ce40" office:value-type="date" office:date-value="2001-07-31">
                  <text:p>7/31/01</text:p>
                </table:table-cell>
                <table:table-cell table:style-name="ce33" office:value-type="string">
                  <text:p>Citizen</text:p>
                </table:table-cell>
                <table:table-cell table:style-name="ce27" office:value-type="string">
                  <text:p>West Gas</text:p>
                </table:table-cell>
                <table:table-cell table:style-name="ce45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715">
                  <text:p><text:s/>715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W</text:p>
                </table:table-cell>
                <table:table-cell table:style-name="ce36" office:value-type="date" office:date-value="2001-05-03">
                  <text:p>5/3/01</text:p>
                </table:table-cell>
                <table:table-cell table:style-name="ce42" office:value-type="string">
                  <text:p>Citizens Communicatio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660">
                  <text:p><text:s/>660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U4464</text:p>
                </table:table-cell>
                <table:table-cell table:style-name="ce37" office:value-type="date" office:date-value="2001-08-07">
                  <text:p>7/08/2001</text:p>
                </table:table-cell>
                <table:table-cell table:style-name="ce27" office:value-type="string">
                  <text:p>BONNENLLE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OPTIONS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610">
                  <text:p><text:s/>61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EU8529.V</text:p>
                </table:table-cell>
                <table:table-cell table:style-name="ce36" office:value-type="date" office:date-value="2001-02-14">
                  <text:p>2/14/01</text:p>
                </table:table-cell>
                <table:table-cell table:style-name="ce42" office:value-type="string">
                  <text:p>Citizin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546.05">
                  <text:p><text:s/>546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W</text:p>
                </table:table-cell>
                <table:table-cell table:style-name="ce36" office:value-type="date" office:date-value="2001-05-03">
                  <text:p>5/3/01</text:p>
                </table:table-cell>
                <table:table-cell table:style-name="ce42" office:value-type="string">
                  <text:p>Citizens Communicatio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JR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39">
                  <text:p><text:s/>339 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Y4900</text:p>
                </table:table-cell>
                <table:table-cell table:style-name="ce37" office:value-type="date" office:date-value="2001-08-24">
                  <text:p>24/08/2001</text:p>
                </table:table-cell>
                <table:table-cell table:style-name="ce27" office:value-type="string">
                  <text:p>Palo Alto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22">
                  <text:p><text:s/>322 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27" office:value-type="string">
                  <text:p>VY4865</text:p>
                </table:table-cell>
                <table:table-cell table:style-name="ce37" office:value-type="date" office:date-value="2001-08-24">
                  <text:p>24/08/2001</text:p>
                </table:table-cell>
                <table:table-cell table:style-name="ce27" office:value-type="string">
                  <text:p>Palo Alto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317">
                  <text:p><text:s/>317 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33" office:value-type="string">
                  <text:p>895226/VL5439</text:p>
                </table:table-cell>
                <table:table-cell table:style-name="ce40" office:value-type="date" office:date-value="2001-07-02">
                  <text:p>7/2/01</text:p>
                </table:table-cell>
                <table:table-cell table:style-name="ce33" office:value-type="string">
                  <text:p>City of Pasadena</text:p>
                </table:table-cell>
                <table:table-cell table:style-name="ce27" office:value-type="string">
                  <text:p>West Gas</text:p>
                </table:table-cell>
                <table:table-cell table:style-name="ce45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90">
                  <text:p><text:s/>290 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33" office:value-type="float" office:value="943828">
                  <text:p>943828 </text:p>
                </table:table-cell>
                <table:table-cell table:style-name="ce40" office:value-type="date" office:date-value="2001-07-25">
                  <text:p>7/25/01</text:p>
                </table:table-cell>
                <table:table-cell table:style-name="ce33" office:value-type="string">
                  <text:p>AES/NEW ENERGY</text:p>
                </table:table-cell>
                <table:table-cell table:style-name="ce27" office:value-type="string">
                  <text:p>West Gas</text:p>
                </table:table-cell>
                <table:table-cell table:style-name="ce45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75">
                  <text:p><text:s/>275 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27" office:value-type="string">
                  <text:p>VY9800</text:p>
                </table:table-cell>
                <table:table-cell table:style-name="ce37" office:value-type="date" office:date-value="2001-08-27">
                  <text:p>27/08/2001</text:p>
                </table:table-cell>
                <table:table-cell table:style-name="ce27" office:value-type="string">
                  <text:p>National Fuel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2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63">
                  <text:p><text:s/>263 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26" office:value-type="string">
                  <text:p>EU8529.V</text:p>
                </table:table-cell>
                <table:table-cell table:style-name="ce36" office:value-type="date" office:date-value="2001-02-14">
                  <text:p>2/14/01</text:p>
                </table:table-cell>
                <table:table-cell table:style-name="ce42" office:value-type="string">
                  <text:p>Citizin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55.2">
                  <text:p><text:s/>255 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26" office:value-type="string">
                  <text:p>EU8529.V</text:p>
                </table:table-cell>
                <table:table-cell table:style-name="ce36" office:value-type="date" office:date-value="2001-02-14">
                  <text:p>2/14/01</text:p>
                </table:table-cell>
                <table:table-cell table:style-name="ce42" office:value-type="string">
                  <text:p>Citizin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217">
                  <text:p><text:s/>217 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33" office:value-type="string">
                  <text:p>WM0101/898700</text:p>
                </table:table-cell>
                <table:table-cell table:style-name="ce40" office:value-type="date" office:date-value="2001-07-06">
                  <text:p>7/6/01</text:p>
                </table:table-cell>
                <table:table-cell table:style-name="ce33" office:value-type="string">
                  <text:p>City of Mesa</text:p>
                </table:table-cell>
                <table:table-cell table:style-name="ce27" office:value-type="string">
                  <text:p>West Gas</text:p>
                </table:table-cell>
                <table:table-cell table:style-name="ce45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33" office:value-type="string">
                  <text:p>VP5162</text:p>
                </table:table-cell>
                <table:table-cell table:style-name="ce40" office:value-type="date" office:date-value="2001-07-25">
                  <text:p>7/25/01</text:p>
                </table:table-cell>
                <table:table-cell table:style-name="ce33" office:value-type="string">
                  <text:p>Citizen</text:p>
                </table:table-cell>
                <table:table-cell table:style-name="ce27" office:value-type="string">
                  <text:p>West Gas</text:p>
                </table:table-cell>
                <table:table-cell table:style-name="ce45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33" office:value-type="string">
                  <text:p>107321-04</text:p>
                </table:table-cell>
                <table:table-cell table:style-name="ce40" office:value-type="date" office:date-value="2001-07-27">
                  <text:p>7/27/01</text:p>
                </table:table-cell>
                <table:table-cell table:style-name="ce33" office:value-type="string">
                  <text:p>Pasadena</text:p>
                </table:table-cell>
                <table:table-cell table:style-name="ce27" office:value-type="string">
                  <text:p>West Gas</text:p>
                </table:table-cell>
                <table:table-cell table:style-name="ce45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28" office:value-type="string">
                  <text:p>VS5060</text:p>
                </table:table-cell>
                <table:table-cell table:style-name="ce38" office:value-type="date" office:date-value="2001-07-30">
                  <text:p>7/30/01</text:p>
                </table:table-cell>
                <table:table-cell table:style-name="ce28" office:value-type="string">
                  <text:p>Arizona Public Service Co.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JR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27" office:value-type="string">
                  <text:p>VW5421</text:p>
                </table:table-cell>
                <table:table-cell table:style-name="ce37" office:value-type="date" office:date-value="2001-08-16">
                  <text:p>16/08/2001</text:p>
                </table:table-cell>
                <table:table-cell table:style-name="ce27" office:value-type="string">
                  <text:p>AES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30" office:value-type="string">
                  <text:p>VZ4467</text:p>
                </table:table-cell>
                <table:table-cell table:style-name="ce37" office:value-type="date" office:date-value="2001-08-28">
                  <text:p>28/08/2001</text:p>
                </table:table-cell>
                <table:table-cell table:style-name="ce27" office:value-type="string">
                  <text:p>Smud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ir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31" office:value-type="string">
                  <text:p>VZ6029</text:p>
                </table:table-cell>
                <table:table-cell table:style-name="ce37" office:value-type="date" office:date-value="2001-08-29">
                  <text:p>29/08/2001</text:p>
                </table:table-cell>
                <table:table-cell table:style-name="ce27" office:value-type="string">
                  <text:p>National Fuel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29" office:value-type="string">
                  <text:p>Y60633</text:p>
                </table:table-cell>
                <table:table-cell table:style-name="ce39" office:value-type="date" office:date-value="2001-09-17">
                  <text:p>9/17/01</text:p>
                </table:table-cell>
                <table:table-cell table:style-name="ce29" office:value-type="string">
                  <text:p>National Fuel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2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style-name="ce29" table:number-columns-repeated="1017"/>
              </table:table-row>
              <table:table-row table:style-name="ro9">
                <table:table-cell table:style-name="ce29" office:value-type="string">
                  <text:p>Y61949</text:p>
                </table:table-cell>
                <table:table-cell table:style-name="ce39" office:value-type="date" office:date-value="2001-09-18">
                  <text:p>9/18/01</text:p>
                </table:table-cell>
                <table:table-cell table:style-name="ce29" office:value-type="string">
                  <text:p>Penn Virginia Oil &amp; Gas Corp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C-PERM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1949</text:p>
                </table:table-cell>
                <table:table-cell table:style-name="ce39" office:value-type="date" office:date-value="2001-09-18">
                  <text:p>9/18/01</text:p>
                </table:table-cell>
                <table:table-cell table:style-name="ce29" office:value-type="string">
                  <text:p>Penn Virginia Oil &amp; Gas Corp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C-PERM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1958</text:p>
                </table:table-cell>
                <table:table-cell table:style-name="ce39" office:value-type="date" office:date-value="2001-09-19">
                  <text:p>9/19/01</text:p>
                </table:table-cell>
                <table:table-cell table:style-name="ce29" office:value-type="string">
                  <text:p>Arizona Public Service Co.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C-PERM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5288</text:p>
                </table:table-cell>
                <table:table-cell table:style-name="ce39" office:value-type="date" office:date-value="2001-09-19">
                  <text:p>9/19/01</text:p>
                </table:table-cell>
                <table:table-cell table:style-name="ce29" office:value-type="string">
                  <text:p>AE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4826</text:p>
                </table:table-cell>
                <table:table-cell table:style-name="ce39" office:value-type="date" office:date-value="2001-09-25">
                  <text:p>9/25/01</text:p>
                </table:table-cell>
                <table:table-cell table:style-name="ce29" office:value-type="string">
                  <text:p>AE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Y64519</text:p>
                </table:table-cell>
                <table:table-cell table:style-name="ce39" office:value-type="date" office:date-value="2001-09-26">
                  <text:p>9/26/01</text:p>
                </table:table-cell>
                <table:table-cell table:style-name="ce29" office:value-type="string">
                  <text:p>National Fuel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M2330.1</text:p>
                </table:table-cell>
                <table:table-cell table:style-name="ce36" office:value-type="date" office:date-value="2001-01-19">
                  <text:p>1/19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0023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0119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0191</text:p>
                </table:table-cell>
                <table:table-cell table:style-name="ce36" office:value-type="date" office:date-value="2001-01-23">
                  <text:p>1/23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5418</text:p>
                </table:table-cell>
                <table:table-cell table:style-name="ce36" office:value-type="date" office:date-value="2001-01-25">
                  <text:p>1/25/01</text:p>
                </table:table-cell>
                <table:table-cell table:style-name="ce42" office:value-type="string">
                  <text:p>AKZO NOBL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N5519</text:p>
                </table:table-cell>
                <table:table-cell table:style-name="ce36" office:value-type="date" office:date-value="2001-01-25">
                  <text:p>1/25/01</text:p>
                </table:table-cell>
                <table:table-cell table:style-name="ce42" office:value-type="string">
                  <text:p>CROSS TIMBER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EU8529.T</text:p>
                </table:table-cell>
                <table:table-cell table:style-name="ce36" office:value-type="date" office:date-value="2001-02-12">
                  <text:p>2/12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EU8529.T</text:p>
                </table:table-cell>
                <table:table-cell table:style-name="ce36" office:value-type="date" office:date-value="2001-02-12">
                  <text:p>2/12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A</text:p>
                </table:table-cell>
                <table:table-cell table:style-name="ce36" office:value-type="date" office:date-value="2001-03-13">
                  <text:p>3/13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WEST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39711</text:p>
                </table:table-cell>
                <table:table-cell table:style-name="ce36" office:value-type="date" office:date-value="2001-04-17">
                  <text:p>4/17/01</text:p>
                </table:table-cell>
                <table:table-cell table:style-name="ce42" office:value-type="string">
                  <text:p>Palo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79713</text:p>
                </table:table-cell>
                <table:table-cell table:style-name="ce36" office:value-type="date" office:date-value="2001-04-17">
                  <text:p>4/17/01</text:p>
                </table:table-cell>
                <table:table-cell table:style-name="ce42" office:value-type="string">
                  <text:p>Palo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39741</text:p>
                </table:table-cell>
                <table:table-cell table:style-name="ce36" office:value-type="date" office:date-value="2001-04-17">
                  <text:p>4/17/01</text:p>
                </table:table-cell>
                <table:table-cell table:style-name="ce42" office:value-type="string">
                  <text:p>Palo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S</text:p>
                </table:table-cell>
                <table:table-cell table:style-name="ce36" office:value-type="date" office:date-value="2001-04-17">
                  <text:p>4/17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50299.1/745696</text:p>
                </table:table-cell>
                <table:table-cell table:style-name="ce36" office:value-type="date" office:date-value="2001-04-23">
                  <text:p>4/23/01</text:p>
                </table:table-cell>
                <table:table-cell table:style-name="ce42" office:value-type="string">
                  <text:p>Arizon Public Service Compan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T</text:p>
                </table:table-cell>
                <table:table-cell table:style-name="ce36" office:value-type="date" office:date-value="2001-04-24">
                  <text:p>4/24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U</text:p>
                </table:table-cell>
                <table:table-cell table:style-name="ce36" office:value-type="date" office:date-value="2001-04-26">
                  <text:p>4/26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.V</text:p>
                </table:table-cell>
                <table:table-cell table:style-name="ce36" office:value-type="date" office:date-value="2001-04-26">
                  <text:p>4/26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98141</text:p>
                </table:table-cell>
                <table:table-cell table:style-name="ce36" office:value-type="date" office:date-value="2001-05-15">
                  <text:p>5/15/01</text:p>
                </table:table-cell>
                <table:table-cell table:style-name="ce42" office:value-type="string">
                  <text:p>Arizona Public Servic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TEXAS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97927.1</text:p>
                </table:table-cell>
                <table:table-cell table:style-name="ce36" office:value-type="date" office:date-value="2001-05-15">
                  <text:p>5/15/01</text:p>
                </table:table-cell>
                <table:table-cell table:style-name="ce42" office:value-type="string">
                  <text:p>Arizona Public Servic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JR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A0763.1</text:p>
                </table:table-cell>
                <table:table-cell table:style-name="ce36" office:value-type="date" office:date-value="2001-05-16">
                  <text:p>5/16/01</text:p>
                </table:table-cell>
                <table:table-cell table:style-name="ce42" office:value-type="string">
                  <text:p>Arizona Public Service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E1156</text:p>
                </table:table-cell>
                <table:table-cell table:style-name="ce36" office:value-type="date" office:date-value="2001-06-01">
                  <text:p>6/1/01</text:p>
                </table:table-cell>
                <table:table-cell table:style-name="ce42" office:value-type="string">
                  <text:p>Elpaso Electric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E1190</text:p>
                </table:table-cell>
                <table:table-cell table:style-name="ce36" office:value-type="date" office:date-value="2001-06-01">
                  <text:p>6/1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2203</text:p>
                </table:table-cell>
                <table:table-cell table:style-name="ce36" office:value-type="date" office:date-value="2001-06-06">
                  <text:p>6/6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F5113</text:p>
                </table:table-cell>
                <table:table-cell table:style-name="ce36" office:value-type="date" office:date-value="2001-06-07">
                  <text:p>6/7/01</text:p>
                </table:table-cell>
                <table:table-cell table:style-name="ce42" office:value-type="string">
                  <text:p>Hesc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0003</text:p>
                </table:table-cell>
                <table:table-cell table:style-name="ce36" office:value-type="date" office:date-value="2001-06-13">
                  <text:p>6/13/01</text:p>
                </table:table-cell>
                <table:table-cell table:style-name="ce42" office:value-type="string">
                  <text:p>Pala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0023</text:p>
                </table:table-cell>
                <table:table-cell table:style-name="ce36" office:value-type="date" office:date-value="2001-06-13">
                  <text:p>6/13/01</text:p>
                </table:table-cell>
                <table:table-cell table:style-name="ce42" office:value-type="string">
                  <text:p>Pala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5919</text:p>
                </table:table-cell>
                <table:table-cell table:style-name="ce36" office:value-type="date" office:date-value="2001-06-15">
                  <text:p>6/15/01</text:p>
                </table:table-cell>
                <table:table-cell table:style-name="ce42" office:value-type="string">
                  <text:p>A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6425</text:p>
                </table:table-cell>
                <table:table-cell table:style-name="ce36" office:value-type="date" office:date-value="2001-06-15">
                  <text:p>6/15/01</text:p>
                </table:table-cell>
                <table:table-cell table:style-name="ce42" office:value-type="string">
                  <text:p>EOTT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6422</text:p>
                </table:table-cell>
                <table:table-cell table:style-name="ce36" office:value-type="date" office:date-value="2001-06-15">
                  <text:p>6/15/01</text:p>
                </table:table-cell>
                <table:table-cell table:style-name="ce42" office:value-type="string">
                  <text:p>Pala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H6422</text:p>
                </table:table-cell>
                <table:table-cell table:style-name="ce36" office:value-type="date" office:date-value="2001-06-15">
                  <text:p>6/15/01</text:p>
                </table:table-cell>
                <table:table-cell table:style-name="ce42" office:value-type="string">
                  <text:p>Palo Alto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I2407</text:p>
                </table:table-cell>
                <table:table-cell table:style-name="ce36" office:value-type="date" office:date-value="2001-06-19">
                  <text:p>6/19/01</text:p>
                </table:table-cell>
                <table:table-cell table:style-name="ce42" office:value-type="string">
                  <text:p>A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J6484</text:p>
                </table:table-cell>
                <table:table-cell table:style-name="ce36" office:value-type="date" office:date-value="2001-06-25">
                  <text:p>6/25/01</text:p>
                </table:table-cell>
                <table:table-cell table:style-name="ce42" office:value-type="string">
                  <text:p>Pasadena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K5156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A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K6792.1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AES New Energ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K5156</text:p>
                </table:table-cell>
                <table:table-cell table:style-name="ce36" office:value-type="date" office:date-value="2001-06-27">
                  <text:p>6/27/01</text:p>
                </table:table-cell>
                <table:table-cell table:style-name="ce42" office:value-type="string">
                  <text:p>AE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10337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E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NF1164. F</text:p>
                </table:table-cell>
                <table:table-cell table:style-name="ce36" office:value-type="date" office:date-value="2001-04-02">
                  <text:p>4/2/01</text:p>
                </table:table-cell>
                <table:table-cell table:style-name="ce42" office:value-type="string">
                  <text:p>Mercado Ga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3">
                  <text:p>4/3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3">
                  <text:p>4/3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4">
                  <text:p>4/4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5">
                  <text:p>4/5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5">
                  <text:p>4/5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05">
                  <text:p>4/5/01</text:p>
                </table:table-cell>
                <table:table-cell table:style-name="ce42" office:value-type="string">
                  <text:p>Citize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S5478</text:p>
                </table:table-cell>
                <table:table-cell table:style-name="ce36" office:value-type="date" office:date-value="2001-04-11">
                  <text:p>4/11/01</text:p>
                </table:table-cell>
                <table:table-cell table:style-name="ce42" office:value-type="string">
                  <text:p>Citizens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H6423</text:p>
                </table:table-cell>
                <table:table-cell table:style-name="ce37" office:value-type="date" office:date-value="2001-08-14">
                  <text:p>14/08/2001</text:p>
                </table:table-cell>
                <table:table-cell table:style-name="ce27" office:value-type="string">
                  <text:p>CITY OF PALO ALTO (UNWINDS)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Ng-Price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-37197">
                  <text:p><text:s/>(37,197)</text:p>
                </table:table-cell>
                <table:table-cell table:number-columns-repeated="1017"/>
              </table:table-row>
              <table:table-row table:style-name="ro9">
                <table:table-cell table:style-name="ce27" office:value-type="string">
                  <text:p>VH6424</text:p>
                </table:table-cell>
                <table:table-cell table:style-name="ce37" office:value-type="date" office:date-value="2001-08-14">
                  <text:p>14/08/2001</text:p>
                </table:table-cell>
                <table:table-cell table:style-name="ce27" office:value-type="string">
                  <text:p>CITY OF PALO ALTO (UNWINDS)</text:p>
                </table:table-cell>
                <table:table-cell table:style-name="ce27" office:value-type="string">
                  <text:p>West Gas</text:p>
                </table:table-cell>
                <table:table-cell table:style-name="ce27" office:value-type="string">
                  <text:p>FT-WEST</text:p>
                </table:table-cell>
                <table:table-cell table:style-name="ce48" office:value-type="string">
                  <text:p>Ward</text:p>
                </table:table-cell>
                <table:table-cell table:style-name="ce52" office:value-type="float" office:value="-88505">
                  <text:p><text:s/>(88,505)</text:p>
                </table:table-cell>
                <table:table-cell table:number-columns-repeated="1017"/>
              </table:table-row>
              <table:table-row table:style-name="ro9">
                <table:table-cell table:style-name="ce27"/>
                <table:table-cell table:style-name="ce37"/>
                <table:table-cell table:style-name="ce27" table:number-columns-repeated="3"/>
                <table:table-cell table:style-name="ce50" office:value-type="string">
                  <text:p>Ward Total</text:p>
                </table:table-cell>
                <table:table-cell table:style-name="ce52" table:formula="of:=SUBTOTAL(9;[.G290:.G449])" office:value-type="float" office:value="2097473.61">
                  <text:p><text:s/>2,097,474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Transport Model (84 to 87)</text:p>
                </table:table-cell>
                <table:table-cell table:style-name="ce36" office:value-type="date" office:date-value="2001-05-16">
                  <text:p>5/16/01</text:p>
                </table:table-cell>
                <table:table-cell table:style-name="ce42" office:value-type="string">
                  <text:p>NWPL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hitt</text:p>
                </table:table-cell>
                <table:table-cell table:style-name="ce52" office:value-type="float" office:value="8000000">
                  <text:p><text:s/>8,000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T5176</text:p>
                </table:table-cell>
                <table:table-cell table:style-name="ce36" office:value-type="date" office:date-value="2001-02-23">
                  <text:p>2/23/01</text:p>
                </table:table-cell>
                <table:table-cell table:style-name="ce42" office:value-type="string">
                  <text:p>AEC Marketing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hitt</text:p>
                </table:table-cell>
                <table:table-cell table:style-name="ce52" office:value-type="float" office:value="2315118">
                  <text:p><text:s/>2,315,118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NB3995.3</text:p>
                </table:table-cell>
                <table:table-cell table:style-name="ce39" office:value-type="date" office:date-value="2001-09-25">
                  <text:p>9/25/01</text:p>
                </table:table-cell>
                <table:table-cell table:style-name="ce29" office:value-type="string">
                  <text:p>TP-FT-Denver: Decrease Med. Bow Vol.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Whitt</text:p>
                </table:table-cell>
                <table:table-cell table:style-name="ce15" office:value-type="float" office:value="1045000">
                  <text:p><text:s/>1,045,000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QT5176</text:p>
                </table:table-cell>
                <table:table-cell table:style-name="ce36" office:value-type="date" office:date-value="2001-02-23">
                  <text:p>2/23/01</text:p>
                </table:table-cell>
                <table:table-cell table:style-name="ce42" office:value-type="string">
                  <text:p>aec marketing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NWEST</text:p>
                </table:table-cell>
                <table:table-cell table:style-name="ce48" office:value-type="string">
                  <text:p>Whitt</text:p>
                </table:table-cell>
                <table:table-cell table:style-name="ce52" office:value-type="float" office:value="197820">
                  <text:p><text:s/>197,820 </text:p>
                </table:table-cell>
                <table:table-cell table:number-columns-repeated="1017"/>
              </table:table-row>
              <table:table-row table:style-name="ro9">
                <table:table-cell table:style-name="ce28" office:value-type="string">
                  <text:p>Kern/Socal Trans Demand reduction</text:p>
                </table:table-cell>
                <table:table-cell table:style-name="ce38" office:value-type="date" office:date-value="2001-07-12">
                  <text:p>7/12/01</text:p>
                </table:table-cell>
                <table:table-cell table:style-name="ce28" office:value-type="string">
                  <text:p>Kern Demand reduction</text:p>
                </table:table-cell>
                <table:table-cell table:style-name="ce27" office:value-type="string">
                  <text:p>West Gas</text:p>
                </table:table-cell>
                <table:table-cell table:style-name="ce43" office:value-type="string">
                  <text:p>GD-NEW</text:p>
                </table:table-cell>
                <table:table-cell table:style-name="ce48" office:value-type="string">
                  <text:p>Whitt</text:p>
                </table:table-cell>
                <table:table-cell table:style-name="ce52" office:value-type="float" office:value="125272">
                  <text:p><text:s/>125,27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string">
                  <text:p>V4234</text:p>
                </table:table-cell>
                <table:table-cell table:style-name="ce36" office:value-type="date" office:date-value="2001-05-25">
                  <text:p>5/25/01</text:p>
                </table:table-cell>
                <table:table-cell table:style-name="ce42" office:value-type="string">
                  <text:p>Cannon Interests- Houston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GD-NEW</text:p>
                </table:table-cell>
                <table:table-cell table:style-name="ce48" office:value-type="string">
                  <text:p>Whitt</text:p>
                </table:table-cell>
                <table:table-cell table:style-name="ce52" office:value-type="float" office:value="24452">
                  <text:p><text:s/>24,452 </text:p>
                </table:table-cell>
                <table:table-cell table:number-columns-repeated="1017"/>
              </table:table-row>
              <table:table-row table:style-name="ro9">
                <table:table-cell table:style-name="ce26" office:value-type="float" office:value="692959">
                  <text:p>692959</text:p>
                </table:table-cell>
                <table:table-cell table:style-name="ce36" office:value-type="date" office:date-value="2001-03-28">
                  <text:p>3/28/01</text:p>
                </table:table-cell>
                <table:table-cell table:style-name="ce42" office:value-type="string">
                  <text:p>Kennedy</text:p>
                </table:table-cell>
                <table:table-cell table:style-name="ce42" office:value-type="string">
                  <text:p>West Gas</text:p>
                </table:table-cell>
                <table:table-cell table:style-name="ce42" office:value-type="string">
                  <text:p>FT-Denver</text:p>
                </table:table-cell>
                <table:table-cell table:style-name="ce48" office:value-type="string">
                  <text:p>Whitt</text:p>
                </table:table-cell>
                <table:table-cell table:style-name="ce52" office:value-type="float" office:value="18900">
                  <text:p><text:s/>18,900 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NB3939.3</text:p>
                </table:table-cell>
                <table:table-cell table:style-name="ce39" office:value-type="date" office:date-value="2001-09-19">
                  <text:p>9/19/01</text:p>
                </table:table-cell>
                <table:table-cell table:style-name="ce29" office:value-type="string">
                  <text:p>Phillip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WT-CAL</text:p>
                </table:table-cell>
                <table:table-cell table:style-name="ce48" office:value-type="string">
                  <text:p>Whitt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 office:value-type="string">
                  <text:p>NB3995.3</text:p>
                </table:table-cell>
                <table:table-cell table:style-name="ce39" office:value-type="date" office:date-value="2001-09-25">
                  <text:p>9/25/01</text:p>
                </table:table-cell>
                <table:table-cell table:style-name="ce29" office:value-type="string">
                  <text:p>Phillips</text:p>
                </table:table-cell>
                <table:table-cell table:style-name="ce27" office:value-type="string">
                  <text:p>West Gas</text:p>
                </table:table-cell>
                <table:table-cell table:style-name="ce29" office:value-type="string">
                  <text:p>Denver</text:p>
                </table:table-cell>
                <table:table-cell table:style-name="ce48" office:value-type="string">
                  <text:p>Whitt</text:p>
                </table:table-cell>
                <table:table-cell table:style-name="ce15" office:value-type="float" office:value="0">
                  <text:p><text:s/>- <text:s text:c="2"/></text:p>
                </table:table-cell>
                <table:table-cell table:number-columns-repeated="1017"/>
              </table:table-row>
              <table:table-row table:style-name="ro9">
                <table:table-cell table:style-name="ce29"/>
                <table:table-cell table:style-name="ce39"/>
                <table:table-cell table:style-name="ce29"/>
                <table:table-cell table:style-name="ce27"/>
                <table:table-cell table:style-name="ce29"/>
                <table:table-cell table:style-name="ce50" office:value-type="string">
                  <text:p>Whitt Total</text:p>
                </table:table-cell>
                <table:table-cell table:style-name="ce15" table:formula="of:=SUBTOTAL(9;[.G451:.G459])" office:value-type="float" office:value="11726562">
                  <text:p><text:s/>11,726,562 </text:p>
                </table:table-cell>
                <table:table-cell table:number-columns-repeated="1017"/>
              </table:table-row>
            </table:table-row-group>
            <table:table-row table:style-name="ro9">
              <table:table-cell table:style-name="ce29"/>
              <table:table-cell table:style-name="ce39"/>
              <table:table-cell table:style-name="ce29"/>
              <table:table-cell table:style-name="ce27"/>
              <table:table-cell table:style-name="ce29"/>
              <table:table-cell table:style-name="ce50" office:value-type="string">
                <text:p>Grand Total</text:p>
              </table:table-cell>
              <table:table-cell table:style-name="ce15" table:formula="of:=SUBTOTAL(9;[.G7:.G459])" office:value-type="float" office:value="49571202.29">
                <text:p><text:s/>49,571,202 </text:p>
              </table:table-cell>
              <table:table-cell table:number-columns-repeated="1017"/>
            </table:table-row>
          </table:table-row-group>
        </table:table-row-group>
        <table:table-row table:style-name="ro9" table:number-rows-repeated="108">
          <table:table-cell table:number-columns-repeated="5"/>
          <table:table-cell table:style-name="ce48"/>
          <table:table-cell table:number-columns-repeated="1018"/>
        </table:table-row>
        <table:table-row table:style-name="ro9" table:number-rows-repeated="10480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 table:print="false">
        <table:table-column table:style-name="co5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'file:///C:/Users/sarah/enron_xls/YES/enron_xls/YES/TRUE/SepYTD%20Orig%20w%20notes.xls'#Development" table:print="false" table:style-name="ta_extref">
        <table:table-source xlink:type="simple" xlink:href="../../enron_xls/YES/TRUE/SepYTD%20Orig%20w%20notes.xls" table:table-name="Development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Sep 2001 YT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ms Rmn" svg:font-family="'Tms Rm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4">
      <number:number number:min-integer-digits="1"/>
      <number:text> </number:text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">
      <number:month/>
      <number:text>/</number:text>
      <number:day/>
      <number:text>/</number:text>
      <number:year/>
    </number:date-style>
    <number:percentage-style style:name="N125">
      <number:number number:decimal-places="1" number:min-integer-digits="1"/>
      <number:text>%</number:text>
    </number:percentage-style>
    <number:date-style style:name="N16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6107" number:language="en" number:country="AU">
      <number:day/>
      <number:text>-</number:text>
      <number:month number:textual="true"/>
      <number:text>-</number:text>
      <number:year/>
    </number:date-style>
    <number:date-style style:name="N16108" number:language="en" number:country="AU">
      <number:day/>
      <number:text>-</number:text>
      <number:month number:textual="true"/>
    </number:date-style>
    <number:date-style style:name="N16109" number:language="en" number:country="AU">
      <number:month number:textual="true"/>
      <number:text>-</number:text>
      <number:year/>
    </number:date-style>
    <number:time-style style:name="N16110" number:language="en" number:country="AU">
      <number:hours/>
      <number:text>:</number:text>
      <number:minutes number:style="long"/>
      <number:text> </number:text>
      <number:am-pm/>
    </number:time-style>
    <number:time-style style:name="N16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2" number:language="en" number:country="AU">
      <number:hours/>
      <number:text>:</number:text>
      <number:minutes number:style="long"/>
    </number:time-style>
    <number:time-style style:name="N16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6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0694ORG" style:display-name="Normal_0694ORG" style:family="table-cell" style:parent-style-name="Default" style:data-style-name="N12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ms Rmn" fo:font-size="10pt" fo:font-style="normal" fo:text-shadow="none" style:text-underline-style="none" fo:font-weight="normal" style:font-size-asian="10pt" style:font-style-asian="normal" style:font-weight-asian="normal" style:font-name-complex="Tms Rmn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7">07/05/2019</text:date>, <text:time>10:4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tail" style:display-name="PageStyle_De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arter</meta:initial-creator>
    <meta:creation-date>2001-10-24T00:33:18</meta:creation-date>
    <dc:creator>ccarter</dc:creator>
    <dc:date>2001-10-24T00:39:00</dc:date>
    <meta:document-statistic meta:table-count="3" meta:cell-count="3166" meta:object-count="0"/>
    <meta:generator>OpenOffice/4.1.6$Win32 OpenOffice.org_project/416m1$Build-9790</meta:generator>
  </office:meta>
</office:document-meta>
</file>